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Times New Roman1" svg:font-family="'Times New Roman'"/>
    <style:font-face style:name="ＭＳ Ｐゴシック2" svg:font-family="'ＭＳ Ｐゴシック'"/>
    <style:font-face style:name="Times New Roman3" svg:font-family="'Times New Roman'" style:font-family-generic="modern"/>
    <style:font-face style:name="メイリオ2" svg:font-family="メイリオ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" svg:font-family="Arial" style:font-family-generic="swiss"/>
    <style:font-face style:name="Arial Unicode MS4" svg:font-family="'Arial Unicode MS'" style:font-family-generic="swiss"/>
    <style:font-face style:name="Times New Roman2" svg:font-family="'Times New Roman'" style:font-family-generic="swiss"/>
    <style:font-face style:name="ＭＳ Ｐゴシック3" svg:font-family="'ＭＳ Ｐゴシック'" style:font-family-generic="swiss"/>
    <style:font-face style:name="Monaco3" svg:font-family="Monaco" style:font-family-generic="modern" style:font-pitch="fixed"/>
    <style:font-face style:name="Arial Unicode MS2" svg:font-family="'Arial Unicode MS'" style:font-pitch="variable"/>
    <style:font-face style:name="Monaco1" svg:font-family="Monaco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4" svg:font-family="'ＭＳ Ｐゴシック'" style:font-adornments="標準" style:font-pitch="variable"/>
    <style:font-face style:name="ＭＳ Ｐ明朝1" svg:font-family="'ＭＳ Ｐ明朝'" style:font-pitch="variable"/>
    <style:font-face style:name="Arial Unicode MS3" svg:font-family="'Arial Unicode MS'" style:font-family-generic="modern" style:font-pitch="variable"/>
    <style:font-face style:name="Monaco2" svg:font-family="Monaco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5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7cd048" style:font-name-asian="ＭＳ 明朝" style:font-size-asian="12pt" style:language-asian="ja" style:country-asian="JP" style:font-size-complex="12pt"/>
    </style:style>
    <style:style style:name="P3" style:family="paragraph" style:parent-style-name="Standard">
      <style:text-properties fo:font-size="12pt" officeooo:paragraph-rsid="00cbd77f" style:font-name-asian="ＭＳ 明朝1" style:font-size-asian="12pt" style:language-asian="ja" style:country-asian="JP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f0d0ec" style:font-name-asian="ＭＳ 明朝1" style:font-size-asian="12pt" style:language-asian="ja" style:country-asian="JP" style:font-size-complex="12pt"/>
    </style:style>
    <style:style style:name="P5" style:family="paragraph" style:parent-style-name="Standard">
      <style:text-properties fo:font-size="12pt" officeooo:paragraph-rsid="007cd048" style:font-name-asian="ＭＳ 明朝1" style:font-size-asian="12pt" style:language-asian="ja" style:country-asian="JP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7cd048" style:font-name-asian="ＭＳ 明朝" style:font-size-asian="20pt" style:language-asian="ja" style:country-asian="JP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17a0df9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17a0df9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7cd048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f0d0ec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12" style:family="paragraph" style:parent-style-name="Standard" style:master-page-name="">
      <style:paragraph-properties fo:margin-left="1cm" fo:margin-right="0cm" fo:text-indent="0cm" style:auto-text-indent="false" style:page-number="auto" fo:break-before="page"/>
    </style:style>
    <style:style style:name="P13" style:family="paragraph" style:parent-style-name="Standard" style:master-page-name="">
      <style:paragraph-properties fo:margin-left="1cm" fo:margin-right="0cm" fo:text-indent="0cm" style:auto-text-indent="false" style:page-number="auto" fo:break-before="page"/>
      <style:text-properties officeooo:paragraph-rsid="007feeb7"/>
    </style:style>
    <style:style style:name="P14" style:family="paragraph" style:parent-style-name="Standard" style:master-page-name="">
      <style:paragraph-properties fo:margin-left="1cm" fo:margin-right="0cm" fo:text-indent="0cm" style:auto-text-indent="false" style:page-number="auto" fo:break-before="page"/>
      <style:text-properties officeooo:rsid="00108491" officeooo:paragraph-rsid="007feeb7"/>
    </style:style>
    <style:style style:name="P15" style:family="paragraph" style:parent-style-name="Standard">
      <style:paragraph-properties fo:margin-left="1cm" fo:margin-right="0cm" fo:text-indent="0cm" style:auto-text-indent="false" fo:break-before="page"/>
      <style:text-properties officeooo:paragraph-rsid="007feeb7"/>
    </style:style>
    <style:style style:name="P16" style:family="paragraph" style:parent-style-name="Standard">
      <style:paragraph-properties fo:margin-left="1cm" fo:margin-right="0cm" fo:text-indent="0cm" style:auto-text-indent="false" fo:break-before="page"/>
      <style:text-properties officeooo:paragraph-rsid="00997dde"/>
    </style:style>
    <style:style style:name="P17" style:family="paragraph" style:parent-style-name="Standard">
      <style:paragraph-properties fo:margin-left="1cm" fo:margin-right="0cm" fo:text-indent="0cm" style:auto-text-indent="false" fo:break-before="page"/>
      <style:text-properties officeooo:paragraph-rsid="00d388e9"/>
    </style:style>
    <style:style style:name="P18" style:family="paragraph" style:parent-style-name="Standard">
      <style:paragraph-properties fo:margin-left="1cm" fo:margin-right="0cm" fo:text-indent="0cm" style:auto-text-indent="false" fo:break-before="page"/>
      <style:text-properties officeooo:paragraph-rsid="00d4c24f"/>
    </style:style>
    <style:style style:name="P19" style:family="paragraph" style:parent-style-name="Standard">
      <style:paragraph-properties fo:margin-left="1cm" fo:margin-right="0cm" fo:text-indent="0cm" style:auto-text-indent="false" fo:break-before="page"/>
      <style:text-properties officeooo:paragraph-rsid="00db8252"/>
    </style:style>
    <style:style style:name="P20" style:family="paragraph" style:parent-style-name="Standard" style:master-page-name="">
      <style:paragraph-properties fo:text-align="end" style:justify-single-word="false" style:page-number="auto"/>
      <style:text-properties fo:font-size="12pt" officeooo:paragraph-rsid="00f0d0ec" style:font-name-asian="ＭＳ 明朝1" style:font-size-asian="12pt" style:language-asian="ja" style:country-asian="JP" style:font-size-complex="12pt"/>
    </style:style>
    <style:style style:name="P21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7cd048" style:font-name-asian="ＭＳ 明朝" style:font-size-asian="12pt" style:language-asian="ja" style:country-asian="JP" style:font-size-complex="12pt"/>
    </style:style>
    <style:style style:name="P22" style:family="paragraph" style:parent-style-name="Standard" style:master-page-name="Standard">
      <style:paragraph-properties fo:margin-left="1cm" fo:margin-right="0cm" fo:text-indent="0cm" style:auto-text-indent="false" style:page-number="1" fo:break-before="page"/>
    </style:style>
    <style:style style:name="P23" style:family="paragraph">
      <style:paragraph-properties fo:margin-left="1cm" fo:margin-right="0cm" fo:text-indent="-0.971cm"/>
    </style:style>
    <style:style style:name="P24" style:family="paragraph">
      <style:paragraph-properties fo:margin-left="1.101cm" fo:margin-right="0cm" fo:text-indent="0cm"/>
    </style:style>
    <style:style style:name="P25" style:family="paragraph">
      <style:paragraph-properties fo:margin-left="1cm" fo:margin-right="0cm" fo:text-indent="0cm"/>
    </style:style>
    <style:style style:name="P26" style:family="paragraph">
      <style:text-properties style:font-name="ＭＳ Ｐゴシック" fo:font-size="12pt" style:font-name-asian="ＭＳ Ｐゴシック" style:font-size-asian="12pt" style:font-size-complex="12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29" style:family="paragraph">
      <style:text-properties style:font-name="ＭＳ Ｐゴシック1" fo:font-size="10pt" style:font-size-asian="10pt" style:font-size-complex="10pt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text-align="center"/>
      <style:text-properties style:font-name="メイリオ1" fo:font-size="9pt" style:font-name-asian="メイリオ1" style:font-size-asian="9pt" style:font-size-complex="9pt"/>
    </style:style>
    <style:style style:name="P32" style:family="paragraph">
      <style:text-properties style:font-name="ＭＳ Ｐゴシック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1" style:font-size-asian="9pt" style:font-size-complex="9pt"/>
    </style:style>
    <style:style style:name="P34" style:family="paragraph">
      <style:paragraph-properties fo:text-align="center"/>
      <style:text-properties style:font-name="ＭＳ Ｐゴシック1"/>
    </style:style>
    <style:style style:name="P35" style:family="paragraph">
      <style:paragraph-properties fo:margin-left="1.3cm" fo:margin-right="0cm" fo:text-indent="-1.262cm"/>
    </style:style>
    <style:style style:name="P36" style:family="paragraph">
      <style:paragraph-properties fo:margin-left="1.199cm" fo:margin-right="0cm" fo:text-indent="-1.161cm"/>
    </style:style>
    <style:style style:name="P37" style:family="paragraph">
      <style:paragraph-properties fo:margin-left="1.199cm" fo:margin-right="0cm" fo:text-indent="0cm"/>
    </style:style>
    <style:style style:name="P38" style:family="paragraph">
      <style:paragraph-properties fo:margin-left="1.101cm" fo:margin-right="0cm" fo:text-indent="-1.064cm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10pt" style:font-name-asian="ＭＳ Ｐゴシック1" style:font-size-asian="10pt" style:font-size-complex="10pt"/>
    </style:style>
    <style:style style:name="P40" style:family="paragraph">
      <style:paragraph-properties fo:text-align="center"/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P41" style:family="paragraph">
      <style:paragraph-properties fo:line-height="100%" fo:text-align="center" style:text-autospace="none"/>
    </style:style>
    <style:style style:name="P42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" style:font-size-asian="10pt" style:font-name-complex="Monaco" style:font-size-complex="10pt"/>
    </style:style>
    <style:style style:name="P43" style:family="paragraph">
      <style:paragraph-properties fo:line-height="100%" fo:text-align="center" style:text-autospace="none"/>
      <style:text-properties fo:color="#3f7f5f" style:font-name="Monaco" fo:font-size="10pt" style:font-name-asian="ＭＳ Ｐゴシック" style:font-size-asian="10pt" style:font-name-complex="Monaco" style:font-size-complex="10pt"/>
    </style:style>
    <style:style style:name="P44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45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1" style:font-size-asian="10pt" style:font-name-complex="Monaco" style:font-size-complex="10pt"/>
    </style:style>
    <style:style style:name="P46" style:family="paragraph">
      <style:paragraph-properties fo:margin-left="1.3cm" fo:margin-right="0cm" fo:text-indent="0cm"/>
    </style:style>
    <style:style style:name="P47" style:family="paragraph">
      <style:paragraph-properties fo:line-height="100%" fo:text-align="center" style:text-autospace="none"/>
      <style:text-properties fo:color="#3f7f5f" style:font-name="Monaco" fo:font-size="10pt" style:font-name-asian="ＭＳ Ｐゴシック1" style:font-size-asian="10pt" style:font-name-complex="Monaco" style:font-size-complex="10pt"/>
    </style:style>
    <style:style style:name="P48" style:family="paragraph">
      <style:text-properties style:font-name="ＭＳ Ｐゴシック1" fo:font-size="9pt" style:font-size-asian="9pt" style:font-size-complex="9pt"/>
    </style:style>
    <style:style style:name="P49" style:family="paragraph">
      <style:paragraph-properties fo:line-height="100%" fo:text-align="center" style:text-autospace="none"/>
      <style:text-properties fo:color="#3f7f5f" style:font-name="ＭＳ Ｐゴシック" fo:font-size="10pt" fo:font-weight="normal" style:font-name-asian="ＭＳ Ｐゴシック4" style:font-size-asian="10pt" style:font-weight-asian="normal" style:font-name-complex="Monaco" style:font-size-complex="10pt" style:font-weight-complex="normal"/>
    </style:style>
    <style:style style:name="P50" style:family="paragraph">
      <style:paragraph-properties fo:text-align="center" style:text-autospace="none"/>
    </style:style>
    <style:style style:name="P51" style:family="paragraph">
      <style:paragraph-properties fo:text-align="center"/>
      <style:text-properties style:font-name="ＭＳ Ｐゴシック1" fo:font-size="10pt" fo:font-weight="normal" style:font-name-asian="ＭＳ Ｐゴシック1" style:font-size-asian="10pt" style:font-weight-asian="normal" style:font-size-complex="10pt" style:font-weight-complex="normal"/>
    </style:style>
    <style:style style:name="P52" style:family="paragraph">
      <style:paragraph-properties fo:margin-left="1.199cm" fo:margin-right="0cm" fo:text-indent="0.101cm"/>
    </style:style>
    <style:style style:name="T1" style:family="text">
      <style:text-properties officeooo:rsid="007cd048"/>
    </style:style>
    <style:style style:name="T2" style:family="text">
      <style:text-properties style:font-name="ＭＳ Ｐゴシック" fo:font-size="12pt" style:font-name-asian="ＭＳ Ｐゴシック" style:font-size-asian="12pt" style:font-size-complex="12pt"/>
    </style:style>
    <style:style style:name="T3" style:family="text">
      <style:text-properties style:font-name="ＭＳ Ｐゴシック1" fo:font-size="9pt" style:font-name-asian="ＭＳ Ｐゴシック1" style:font-size-asian="9pt" style:font-size-complex="9pt"/>
    </style:style>
    <style:style style:name="T4" style:family="text">
      <style:text-properties style:font-name="ＭＳ Ｐゴシック1" fo:font-size="10pt" style:font-name-asian="ＭＳ Ｐゴシック1" style:font-size-asian="10pt" style:font-size-complex="10pt"/>
    </style:style>
    <style:style style:name="T5" style:family="text">
      <style:text-properties style:font-name="ＭＳ Ｐゴシック1" fo:font-size="10pt" style:font-name-asian="メイリオ1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style:style style:name="T7" style:family="text">
      <style:text-properties style:font-name="ＭＳ Ｐゴシック" fo:font-size="10pt" style:font-size-asian="10pt" style:font-size-complex="10pt"/>
    </style:style>
    <style:style style:name="T8" style:family="text">
      <style:text-properties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9" style:family="text">
      <style:text-properties style:font-name="ＭＳ Ｐゴシック1"/>
    </style:style>
    <style:style style:name="T10" style:family="text">
      <style:text-properties fo:color="#000000" style:font-name="ＭＳ Ｐゴシック" fo:font-size="12pt" style:font-name-asian="ＭＳ Ｐゴシック" style:font-size-asian="12pt" style:font-name-complex="Monaco" style:font-size-complex="12pt"/>
    </style:style>
    <style:style style:name="T11" style:family="text">
      <style:text-properties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12" style:family="text"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ＭＳ Ｐゴシック1" fo:font-size="10pt" style:font-name-asian="ＭＳ Ｐゴシック" style:font-size-asian="10pt" style:font-name-complex="Monaco" style:font-size-complex="10pt"/>
    </style:style>
    <style:style style:name="T14" style:family="text">
      <style:text-properties fo:color="#000000" style:font-name="Monaco" fo:font-size="10pt" style:font-name-asian="ＭＳ Ｐゴシック" style:font-size-asian="10pt" style:font-name-complex="Monaco" style:font-size-complex="10pt"/>
    </style:style>
    <style:style style:name="T15" style:family="text">
      <style:text-properties fo:color="#000000" style:font-name="ＭＳ Ｐゴシック1" fo:font-size="10pt" style:font-name-asian="ＭＳ Ｐゴシック1" style:font-size-asian="10pt" style:font-name-complex="Monaco" style:font-size-complex="10pt"/>
    </style:style>
    <style:style style:name="T16" style:family="text">
      <style:text-properties fo:font-size="10pt" style:font-name-asian="ＭＳ Ｐゴシック" style:font-size-asian="10pt" style:font-size-complex="10pt"/>
    </style:style>
    <style:style style:name="T17" style:family="text">
      <style:text-properties fo:color="#000000" style:font-name="Monaco" fo:font-size="10pt" style:font-name-asian="ＭＳ Ｐゴシック1" style:font-size-asian="10pt" style:font-name-complex="Monaco" style:font-size-complex="10pt"/>
    </style:style>
    <style:style style:name="T18" style:family="text">
      <style:text-properties style:font-name="ＭＳ Ｐゴシック1" fo:font-size="10pt" style:font-size-asian="10pt" style:font-size-complex="10pt"/>
    </style:style>
    <style:style style:name="T19" style:family="text">
      <style:text-properties fo:color="#000000" style:font-name="ＭＳ Ｐゴシック1" fo:font-size="10pt" style:font-name-asian="メイリオ1" style:font-size-asian="10pt" style:font-name-complex="Monaco" style:font-size-complex="10pt"/>
    </style:style>
    <style:style style:name="T20" style:family="text">
      <style:text-properties style:font-name="ＭＳ Ｐゴシック1" fo:font-size="9pt" style:font-size-asian="9pt" style:font-size-complex="9pt"/>
    </style:style>
    <style:style style:name="T21" style:family="text">
      <style:text-properties fo:color="#000000" style:font-name="ＭＳ Ｐゴシック1"/>
    </style:style>
    <style:style style:name="T22" style:family="text">
      <style:text-properties style:font-name="ＭＳ Ｐゴシック1" fo:font-size="9.5pt" fo:font-weight="normal" style:font-name-asian="ＭＳ Ｐゴシック1" style:font-size-asian="9.5pt" style:font-weight-asian="normal" style:font-size-complex="9.5pt" style:font-weight-complex="normal"/>
    </style:style>
    <style:style style:name="T23" style:family="text">
      <style:text-properties fo:color="#000000" style:font-name="ＭＳ Ｐゴシック1" fo:font-size="9pt" fo:font-weight="normal" style:font-name-asian="ＭＳ Ｐゴシック1" style:font-size-asian="9pt" style:font-weight-asian="normal" style:font-name-complex="Monaco3" style:font-size-complex="9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13.76cm" style:run-through="foreground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.023cm" fo:min-width="6.615cm" style:run-through="foreground"/>
    </style:style>
    <style:style style:name="gr6" style:family="graphic">
      <style:graphic-properties draw:stroke="none" svg:stroke-color="#000000" draw:marker-end="Arrow" draw:fill="none" draw:fill-color="#ffffff" fo:min-height="2.387cm" style:run-through="foreground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0.646cm" fo:min-width="3.272cm" style:run-through="foreground"/>
    </style:style>
    <style:style style:name="gr8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2.579cm" fo:min-width="6.091cm" style:run-through="foreground"/>
    </style:style>
    <style:style style:name="gr10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1" style:family="graphic">
      <style:graphic-properties draw:stroke="none" svg:stroke-color="#000000" draw:marker-end="Arrow" draw:fill="none" draw:fill-color="#ffffff" fo:min-height="0.683cm" style:run-through="foreground"/>
    </style:style>
    <style:style style:name="gr12" style:family="graphic">
      <style:graphic-properties draw:stroke="none" svg:stroke-color="#000000" draw:fill="none" draw:fill-color="#ffffff" fo:min-height="0.626cm" style:run-through="foreground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1.849cm" fo:min-width="3.683cm" style:run-through="foreground"/>
    </style:style>
    <style:style style:name="gr14" style:family="graphic">
      <style:graphic-properties svg:stroke-color="#000000" draw:marker-end="Arrow" draw:marker-end-width="0.3cm" draw:textarea-horizontal-align="center" draw:textarea-vertical-align="middle" style:run-through="foreground"/>
    </style:style>
    <style:style style:name="gr15" style:family="graphic">
      <style:graphic-properties svg:stroke-color="#000000" draw:fill="none" draw:textarea-horizontal-align="center" draw:textarea-vertical-align="middle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2.268cm" fo:min-width="3.683cm" style:run-through="foreground"/>
    </style:style>
    <style:style style:name="gr17" style:family="graphic">
      <style:graphic-properties draw:stroke="none" svg:stroke-color="#000000" draw:marker-end="Arrow" draw:fill="none" draw:fill-color="#ffffff" fo:min-height="14.861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2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1.33cm" fo:min-width="3.558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0.603cm" fo:min-width="0.584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7cm" fo:min-width="6.35cm" style:run-through="foreground"/>
    </style:style>
    <style:style style:name="gr2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5cm" fo:min-width="6.35cm" style:run-through="foreground"/>
    </style:style>
    <style:style style:name="gr25" style:family="graphic">
      <style:graphic-properties svg:stroke-color="#000000" draw:fill="solid" draw:fill-color="#ffffff" draw:textarea-horizontal-align="justify" draw:textarea-vertical-align="middle" draw:auto-grow-height="false" fo:min-height="1.752cm" fo:min-width="6.615cm" style:run-through="foreground"/>
    </style:style>
    <style:style style:name="gr26" style:family="graphic">
      <style:graphic-properties draw:stroke="none" svg:stroke-color="#000000" draw:marker-end="Arrow" draw:fill="none" draw:fill-color="#ffffff" fo:min-height="1.494cm" style:run-through="foreground"/>
    </style:style>
    <style:style style:name="gr2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27cm" fo:min-width="5.976cm" style:run-through="foreground"/>
    </style:style>
    <style:style style:name="gr2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25cm" fo:min-width="5.976cm" style:run-through="foreground"/>
    </style:style>
    <style:style style:name="gr29" style:family="graphic">
      <style:graphic-properties svg:stroke-color="#000000" draw:marker-end="Arrow" draw:marker-end-width="0.3cm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0.61cm" fo:min-width="0.58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marker-end="Arrow" draw:fill="none" draw:fill-color="#ffffff" fo:min-height="18.713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0.603cm" fo:min-width="0.584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3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2.498cm" fo:min-width="6.207cm" style:run-through="background"/>
    </style:style>
    <style:style style:name="gr35" style:family="graphic">
      <style:graphic-properties svg:stroke-color="#000000" draw:textarea-horizontal-align="center" draw:textarea-vertical-align="middle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76cm" fo:min-width="7.301cm" style:run-through="back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72cm" fo:min-width="7.301cm" style:run-through="back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1cm" fo:min-width="5.976cm" style:run-through="back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46cm" fo:min-width="5.976cm" style:run-through="background"/>
    </style:style>
    <style:style style:name="gr40" style:family="graphic">
      <style:graphic-properties style:run-through="back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1.524cm" fo:min-width="5.909cm" style:run-through="background"/>
    </style:style>
    <style:style style:name="gr42" style:family="graphic">
      <style:graphic-properties draw:stroke="none" svg:stroke-color="#000000" draw:marker-end="Arrow" draw:fill="none" draw:fill-color="#ffffff" fo:min-height="1.679cm" style:run-through="fore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1.893cm" fo:min-width="5.909cm" style:run-through="background"/>
    </style:style>
    <style:style style:name="gr44" style:family="graphic">
      <style:graphic-properties draw:stroke="none" svg:stroke-color="#000000" draw:marker-end="Arrow" draw:fill="none" draw:fill-color="#ffffff" fo:min-height="1.57cm" style:run-through="foreground"/>
    </style:style>
    <style:style style:name="gr45" style:family="graphic">
      <style:graphic-properties draw:stroke="none" svg:stroke-color="#000000" draw:fill="none" draw:fill-color="#ffffff" fo:min-height="0.49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02cm" fo:min-width="5.976cm" style:run-through="back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95cm" fo:min-width="5.976cm" style:run-through="background"/>
    </style:style>
    <style:style style:name="gr48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marker-end="Arrow" draw:fill="none" draw:fill-color="#ffffff" fo:min-height="15.411cm" style:run-through="foreground"/>
    </style:style>
    <style:style style:name="gr50" style:family="graphic">
      <style:graphic-properties svg:stroke-color="#000000" draw:fill="solid" draw:fill-color="#ffffff" draw:textarea-horizontal-align="justify" draw:textarea-vertical-align="middle" draw:auto-grow-height="false" fo:min-height="0.603cm" fo:min-width="0.584cm" style:run-through="foreground"/>
    </style:style>
    <style:style style:name="gr51" style:family="graphic">
      <style:graphic-properties draw:stroke="none" svg:stroke-color="#000000" draw:fill="none" draw:fill-color="#ffffff" fo:min-height="0.415cm" style:run-through="foreground"/>
    </style:style>
    <style:style style:name="gr52" style:family="graphic">
      <style:graphic-properties svg:stroke-color="#000000" draw:fill="solid" draw:fill-color="#ffffff" draw:textarea-horizontal-align="justify" draw:textarea-vertical-align="middle" draw:auto-grow-height="false" fo:min-height="2.129cm" fo:min-width="6.207cm" style:run-through="foreground"/>
    </style:style>
    <style:style style:name="gr53" style:family="graphic">
      <style:graphic-properties svg:stroke-color="#000000" draw:fill="solid" draw:fill-color="#ffffff" draw:textarea-horizontal-align="justify" draw:textarea-vertical-align="middle" draw:auto-grow-height="false" fo:min-height="2.466cm" fo:min-width="6.207cm" style:run-through="foreground"/>
    </style:style>
    <style:style style:name="gr54" style:family="graphic">
      <style:graphic-properties draw:stroke="none" svg:stroke-color="#000000" draw:fill="none" draw:fill-color="#ffffff" fo:min-height="0.48cm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4cm" fo:min-width="8.112cm" style:run-through="foreground"/>
    </style:style>
    <style:style style:name="gr5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58cm" fo:min-width="8.112cm" style:run-through="foreground"/>
    </style:style>
    <style:style style:name="gr57" style:family="graphic">
      <style:graphic-properties draw:stroke="none" svg:stroke-color="#000000" draw:marker-end="Arrow" draw:fill="none" draw:fill-color="#ffffff" fo:min-height="22.01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94cm" fo:min-width="7.26cm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8cm" fo:min-width="7.26cm" style:run-through="foreground"/>
    </style:style>
    <style:style style:name="gr6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5cm" fo:min-width="7.239cm" style:run-through="foreground"/>
    </style:style>
    <style:style style:name="gr6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cm" fo:min-width="7.239cm" style:run-through="foreground"/>
    </style:style>
    <style:style style:name="gr62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000000" draw:marker-end="Arrow" draw:fill="none" draw:fill-color="#ffffff" fo:min-height="23.708cm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2.392cm" fo:min-width="6.207cm" style:run-through="foreground"/>
    </style:style>
    <style:style style:name="gr65" style:family="graphic">
      <style:graphic-properties draw:stroke="none" svg:stroke-color="#000000" draw:marker-end="Arrow" draw:fill="none" draw:fill-color="#ffffff" fo:min-height="0.566cm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2.438cm" fo:min-width="6.207cm" style:run-through="foreground"/>
    </style:style>
    <style:style style:name="gr67" style:family="graphic">
      <style:graphic-properties draw:stroke="none" svg:stroke-color="#000000" draw:marker-end="Arrow" draw:fill="none" draw:fill-color="#ffffff" fo:min-height="0.577cm" style:run-through="foreground"/>
    </style:style>
    <style:style style:name="gr6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cm" fo:min-width="7.223cm" style:run-through="foreground"/>
    </style:style>
    <style:style style:name="gr6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98cm" fo:min-width="7.223cm" style:run-through="foreground"/>
    </style:style>
    <style:style style:name="gr7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96cm" fo:min-width="7.223cm" style:run-through="foreground"/>
    </style:style>
    <style:style style:name="gr71" style:family="graphic">
      <style:graphic-properties svg:stroke-color="#000000" draw:fill="solid" draw:fill-color="#ffffff" draw:textarea-horizontal-align="justify" draw:textarea-vertical-align="middle" draw:auto-grow-height="false" fo:min-height="1.33cm" fo:min-width="3.558cm" style:run-through="foreground"/>
    </style:style>
    <style:style style:name="gr72" style:family="graphic">
      <style:graphic-properties draw:stroke="none" svg:stroke-color="#000000" draw:marker-end="Arrow" draw:fill="none" draw:fill-color="#ffffff" fo:min-height="9.349cm" style:run-through="foreground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0.45cm" fo:min-width="3.272cm" style:run-through="foreground"/>
    </style:style>
    <style:style style:name="gr7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4cm" fo:min-width="5.976cm" style:run-through="foreground"/>
    </style:style>
    <style:style style:name="gr7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cm" fo:min-width="5.976cm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24cm" fo:min-width="5.976cm" style:run-through="foreground"/>
    </style:style>
    <style:style style:name="gr7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584cm" fo:min-width="5.976cm" style:run-through="foreground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0.61cm" fo:min-width="0.589cm" style:run-through="foreground"/>
    </style:style>
    <style:style style:name="gr7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45cm" fo:min-width="6.364cm" style:run-through="foreground"/>
    </style:style>
    <style:style style:name="gr8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4cm" fo:min-width="6.364cm" style:run-through="foreground"/>
    </style:style>
    <style:style style:name="gr8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88cm" fo:min-width="5.976cm" style:run-through="foreground"/>
    </style:style>
    <style:style style:name="gr8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84cm" fo:min-width="5.976cm" style:run-through="foreground"/>
    </style:style>
    <style:style style:name="gr8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5cm" fo:min-width="5.976cm" style:run-through="foreground"/>
    </style:style>
    <style:style style:name="gr8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1cm" fo:min-width="5.976cm" style:run-through="foreground"/>
    </style:style>
    <style:style style:name="gr85" style:family="graphic">
      <style:graphic-properties svg:stroke-color="#000000" draw:marker-end="Arrow" draw:marker-end-width="0.212cm" draw:textarea-horizontal-align="center" draw:textarea-vertical-align="middle" style:run-through="foreground"/>
    </style:style>
    <style:style style:name="gr8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3cm" fo:min-width="5.976cm" style:run-through="foreground"/>
    </style:style>
    <style:style style:name="gr87" style:family="graphic">
      <style:graphic-properties draw:stroke="none" svg:stroke-color="#000000" draw:marker-end="Arrow" draw:fill="none" draw:fill-color="#ffffff" fo:min-height="12.109cm" style:run-through="foreground"/>
    </style:style>
    <style:style style:name="gr88" style:family="graphic">
      <style:graphic-properties svg:stroke-color="#000000" draw:fill="solid" draw:fill-color="#ffffff" draw:textarea-horizontal-align="justify" draw:textarea-vertical-align="middle" draw:auto-grow-height="false" fo:min-height="1.767cm" fo:min-width="4.244cm" style:run-through="foreground"/>
    </style:style>
    <style:style style:name="gr89" style:family="graphic">
      <style:graphic-properties svg:stroke-color="#000000" draw:fill="solid" draw:fill-color="#ffffff" draw:textarea-horizontal-align="justify" draw:textarea-vertical-align="middle" draw:auto-grow-height="false" fo:min-height="1.441cm" fo:min-width="5.909cm" style:run-through="foreground"/>
    </style:style>
    <style:style style:name="gr90" style:family="graphic">
      <style:graphic-properties draw:stroke="none" svg:stroke-color="#000000" draw:marker-end="Arrow" draw:fill="none" draw:fill-color="#ffffff" fo:min-height="1.108cm" style:run-through="foreground"/>
    </style:style>
    <style:style style:name="gr9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5cm" fo:min-width="5.976cm" style:run-through="foreground"/>
    </style:style>
    <style:style style:name="gr9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cm" fo:min-width="6.846cm" style:run-through="foreground"/>
    </style:style>
    <style:style style:name="gr9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7cm" fo:min-width="6.846cm" style:run-through="foreground"/>
    </style:style>
    <style:style style:name="gr9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8cm" fo:min-width="6.846cm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5cm" fo:min-width="6.846cm" style:run-through="foreground"/>
    </style:style>
    <style:style style:name="gr96" style:family="graphic">
      <style:graphic-properties svg:stroke-color="#000000" draw:fill="solid" draw:fill-color="#ffffff" draw:textarea-horizontal-align="justify" draw:textarea-vertical-align="middle" draw:auto-grow-height="false" fo:min-height="1.326cm" fo:min-width="3.732cm" style:run-through="foreground"/>
    </style:style>
    <style:style style:name="gr9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6cm" fo:min-width="5.015cm" style:run-through="foreground"/>
    </style:style>
    <style:style style:name="gr9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2cm" fo:min-width="5.015cm" style:run-through="foreground"/>
    </style:style>
    <style:style style:name="gr9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82cm" fo:min-width="5.099cm" style:run-through="foreground"/>
    </style:style>
    <style:style style:name="gr10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7cm" fo:min-width="5.099cm" style:run-through="foreground"/>
    </style:style>
    <style:style style:name="gr10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33cm" fo:min-width="5.976cm" style:run-through="foreground"/>
    </style:style>
    <style:style style:name="gr10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31cm" fo:min-width="5.976cm" style:run-through="foreground"/>
    </style:style>
    <style:style style:name="gr10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cm" fo:min-width="4.867cm" style:run-through="foreground"/>
    </style:style>
    <style:style style:name="gr10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24cm" fo:min-width="4.867cm" style:run-through="foreground"/>
    </style:style>
    <style:style style:name="gr105" style:family="graphic">
      <style:graphic-properties svg:stroke-color="#000000" draw:fill="solid" draw:fill-color="#ffffff" draw:textarea-horizontal-align="justify" draw:textarea-vertical-align="middle" draw:auto-grow-height="false" fo:min-height="0.898cm" fo:min-width="3.06cm" style:run-through="foreground"/>
    </style:style>
    <style:style style:name="gr10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94cm" fo:min-width="5.976cm" style:run-through="foreground"/>
    </style:style>
    <style:style style:name="gr10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9cm" fo:min-width="5.976cm" style:run-through="foreground"/>
    </style:style>
    <style:style style:name="gr10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17cm" fo:min-width="5.976cm" style:run-through="foreground"/>
    </style:style>
    <style:style style:name="gr10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12cm" fo:min-width="5.976cm" style:run-through="foreground"/>
    </style:style>
    <style:style style:name="gr11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06cm" fo:min-width="5.976cm" style:run-through="foreground"/>
    </style:style>
    <style:style style:name="gr11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5cm" fo:min-width="5.976cm" style:run-through="foreground"/>
    </style:style>
    <style:style style:name="gr112" style:family="graphic">
      <style:graphic-properties svg:stroke-color="#000000" draw:fill="solid" draw:fill-color="#ffffff" draw:textarea-horizontal-align="justify" draw:textarea-vertical-align="middle" draw:auto-grow-height="false" fo:min-height="0.702cm" fo:min-width="3.985cm" style:run-through="foreground"/>
    </style:style>
    <style:style style:name="gr113" style:family="graphic">
      <style:graphic-properties svg:stroke-color="#000000" draw:fill="solid" draw:fill-color="#ffffff" draw:textarea-horizontal-align="justify" draw:textarea-vertical-align="middle" draw:auto-grow-height="false" fo:min-height="1.568cm" fo:min-width="6.959cm" style:run-through="foreground"/>
    </style:style>
    <style:style style:name="gr114" style:family="graphic">
      <style:graphic-properties draw:stroke="none" svg:stroke-color="#000000" draw:marker-end="Arrow" draw:fill="none" draw:fill-color="#ffffff" fo:min-height="1.769cm" style:run-through="foreground"/>
    </style:style>
    <style:style style:name="gr115" style:family="graphic">
      <style:graphic-properties draw:stroke="none" svg:stroke-color="#000000" draw:marker-end="Arrow" draw:fill="none" draw:fill-color="#ffffff" fo:min-height="22.015cm" style:run-through="foreground"/>
    </style:style>
    <style:style style:name="gr11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61cm" fo:min-width="7.26cm" style:run-through="foreground"/>
    </style:style>
    <style:style style:name="gr11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6cm" fo:min-width="7.26cm" style:run-through="foreground"/>
    </style:style>
    <style:style style:name="gr11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31cm" fo:min-width="7.26cm" style:run-through="foreground"/>
    </style:style>
    <style:style style:name="gr11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7cm" fo:min-width="7.26cm" style:run-through="foreground"/>
    </style:style>
    <style:style style:name="gr120" style:family="graphic">
      <style:graphic-properties svg:stroke-color="#000000" draw:fill="solid" draw:fill-color="#ffffff" draw:textarea-horizontal-align="justify" draw:textarea-vertical-align="middle" draw:auto-grow-height="false" fo:min-height="1.623cm" fo:min-width="3.993cm" style:run-through="foreground"/>
    </style:style>
    <style:style style:name="gr12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61cm" fo:min-width="5.117cm" style:run-through="foreground"/>
    </style:style>
    <style:style style:name="gr12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6cm" fo:min-width="5.117cm" style:run-through="foreground"/>
    </style:style>
    <style:style style:name="gr123" style:family="graphic">
      <style:graphic-properties draw:stroke="none" svg:stroke-color="#000000" draw:fill="none" draw:fill-color="#ffffff" fo:min-height="0.568cm" style:run-through="foreground"/>
    </style:style>
    <style:style style:name="gr124" style:family="graphic">
      <style:graphic-properties draw:stroke="none" svg:stroke-color="#000000" draw:fill="none" draw:fill-color="#ffffff" fo:min-height="0.489cm" style:run-through="foreground"/>
    </style:style>
    <style:style style:name="gr125" style:family="graphic">
      <style:graphic-properties svg:stroke-color="#000000" draw:fill="solid" draw:fill-color="#ffffff" draw:textarea-horizontal-align="justify" draw:textarea-vertical-align="middle" draw:auto-grow-height="false" fo:min-height="1.044cm" fo:min-width="2.727cm" style:run-through="foreground"/>
    </style:style>
    <style:style style:name="gr126" style:family="graphic">
      <style:graphic-properties svg:stroke-color="#000000" draw:fill="solid" draw:fill-color="#ffffff" draw:textarea-horizontal-align="justify" draw:textarea-vertical-align="middle" draw:auto-grow-height="false" fo:min-height="1.259cm" fo:min-width="6.959cm" style:run-through="foreground"/>
    </style:style>
    <style:style style:name="gr127" style:family="graphic">
      <style:graphic-properties draw:stroke="none" svg:stroke-color="#000000" draw:marker-end="Arrow" draw:fill="none" draw:fill-color="#ffffff" fo:min-height="1.422cm" style:run-through="foreground"/>
    </style:style>
    <style:style style:name="gr12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2cm" fo:min-width="7.26cm" style:run-through="foreground"/>
    </style:style>
    <style:style style:name="gr1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1cm" fo:min-width="7.26cm" style:run-through="foreground"/>
    </style:style>
    <style:style style:name="gr130" style:family="graphic">
      <style:graphic-properties svg:stroke-color="#000000" draw:fill="solid" draw:fill-color="#ffffff" draw:textarea-horizontal-align="justify" draw:textarea-vertical-align="middle" draw:auto-grow-height="false" fo:min-height="1.154cm" fo:min-width="2.653cm" style:run-through="foreground"/>
    </style:style>
    <style:style style:name="gr13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4cm" fo:min-width="5.117cm" style:run-through="foreground"/>
    </style:style>
    <style:style style:name="gr13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cm" fo:min-width="5.117cm" style:run-through="foreground"/>
    </style:style>
    <style:style style:name="gr13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72cm" fo:min-width="6.886cm" style:run-through="foreground"/>
    </style:style>
    <style:style style:name="gr13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7cm" fo:min-width="6.886cm" style:run-through="foreground"/>
    </style:style>
    <style:style style:name="gr135" style:family="graphic">
      <style:graphic-properties draw:stroke="none" svg:stroke-color="#000000" draw:fill="none" draw:fill-color="#ffffff" fo:min-height="0.8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4" draw:z-index="0" draw:style-name="gr1">
        <draw:frame draw:style-name="gr2" draw:text-style-name="P26" svg:width="4.929cm" svg:height="13.761cm" svg:x="1.706cm" svg:y="2.034cm">
          <draw:text-box>
            <text:p><text:span text:style-name="T2">Fig0 </text:span><text:span text:style-name="T2">続き</text:span></text:p>
            <text:p><text:span text:style-name="T2"/></text:p>
            <text:p text:style-name="P23"><text:span text:style-name="T2">変数</text:span><text:span text:style-name="T2">:String $keyString: j</text:span><text:span text:style-name="T2">ループ内での</text:span><text:span text:style-name="T2">$json</text:span><text:span text:style-name="T2">のキー文字列</text:span></text:p>
            <text:p text:style-name="P24"><text:span text:style-name="T2">? $value:$keyString</text:span><text:span text:style-name="T2">に対応する</text:span><text:span text:style-name="T2">value</text:span></text:p>
            <text:p text:style-name="P24"><text:span text:style-name="T2">String DB_GETQUERY:JSON</text:span><text:span text:style-name="T2">のレコード取得クエリ文字列のキー</text:span></text:p>
            <text:p text:style-name="P25"><text:span text:style-name="T2">String KEY_TEXT:</text:span><text:span text:style-name="T2">キーの文字列 </text:span><text:span text:style-name="T2">text </text:span><text:span text:style-name="T2">を格納する定数</text:span></text:p>
            <text:p text:style-name="P25"><text:span text:style-name="T2">String KEY_HTML:</text:span><text:span text:style-name="T2">キーの文字列 </text:span><text:span text:style-name="T2">html </text:span><text:span text:style-name="T2">を格納する定数</text:span></text:p>
            <text:p text:style-name="P25"><text:span text:style-name="T2">String KEY_SRC:</text:span><text:span text:style-name="T2">キーの文字列 </text:span><text:span text:style-name="T2">src </text:span><text:span text:style-name="T2">を格納する定数</text:span></text:p>
          </draw:text-box>
        </draw:frame>
        <draw:line draw:style-name="gr3" draw:text-style-name="P27" svg:x1="6.812cm" svg:y1="2cm" svg:x2="6.812cm" svg:y2="25.869cm">
          <text:p/>
        </draw:line>
        <draw:g draw:style-name="gr4">
          <draw:custom-shape draw:style-name="gr5" svg:width="6.615cm" svg:height="2.024cm" svg:x="8.109cm" svg:y="3.97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text-style-name="P28" svg:width="4.047cm" svg:height="2.387cm" svg:x="9.472cm" svg:y="4.224cm">
            <draw:text-box>
              <text:p text:style-name="P27"><text:span text:style-name="T3">json</text:span><text:span text:style-name="T3">について最下層の要素にたどり着くまでループしてデータを取り出す</text:span></text:p>
              <text:p text:style-name="P27"><text:span text:style-name="T4">$json as $keyString =&gt; &amp;$value</text:span></text:p>
            </draw:text-box>
          </draw:frame>
        </draw:g>
        <draw:custom-shape draw:style-name="gr7" draw:text-style-name="P29" svg:width="5.841cm" svg:height="1.154cm" svg:x="8.433cm" svg:y="19.31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30" svg:x1="11.408cm" svg:y1="16.609cm" svg:x2="11.408cm" svg:y2="19.426cm">
          <text:p/>
        </draw:line>
        <draw:g draw:style-name="gr4">
          <draw:custom-shape draw:style-name="gr9" draw:text-style-name="P31" svg:width="7.961cm" svg:height="2.58cm" svg:x="7.38cm" svg:y="14.028cm">
            <text:p text:style-name="P27"><text:span text:style-name="T5">$this-&gt;createJSON</text:span></text:p>
            <text:p text:style-name="P27"><text:span text:style-name="T5">($value, $keyString, $db_resultTree);</text:span></text:p>
            <text:p text:style-name="P27"><text:span text:style-name="T5"/></text:p>
            <text:p text:style-name="P27"><text:span text:style-name="T6">再帰的に</text:span><text:span text:style-name="T6">createJSON</text:span><text:span text:style-name="T6">メソッドをコールする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line draw:style-name="gr10" draw:text-style-name="P27" svg:x1="8.299cm" svg:y1="15.55cm" svg:x2="14.386cm" svg:y2="15.55cm">
            <text:p/>
          </draw:line>
          <draw:frame draw:style-name="gr11" draw:text-style-name="P32" svg:width="1.246cm" svg:height="0.683cm" svg:x="14.156cm" svg:y="16.787cm">
            <draw:text-box>
              <text:p><text:span text:style-name="T7">Fig0</text:span></text:p>
            </draw:text-box>
          </draw:frame>
        </draw:g>
        <draw:line draw:style-name="gr8" draw:text-style-name="P30" svg:x1="11.407cm" svg:y1="10.31cm" svg:x2="11.407cm" svg:y2="14.03cm">
          <text:p/>
        </draw:line>
        <draw:polyline draw:style-name="gr8" draw:text-style-name="P27" svg:width="4.243cm" svg:height="4.065cm" svg:x="16.15cm" svg:y="11.85cm" svg:viewBox="0 0 4244 4066" draw:points="3637,0 4244,0 4244,4066 0,4066">
          <text:p/>
        </draw:polyline>
        <draw:line draw:style-name="gr8" draw:text-style-name="P30" svg:x1="11.423cm" svg:y1="20.463cm" svg:x2="11.423cm" svg:y2="21.594cm">
          <text:p/>
        </draw:line>
        <draw:frame draw:style-name="gr12" svg:width="0.602cm" svg:height="0.627cm" svg:x="16.921cm" svg:y="13.848cm">
          <draw:text-box>
            <text:p>Y</text:p>
          </draw:text-box>
        </draw:frame>
        <draw:custom-shape draw:style-name="gr13" draw:text-style-name="P33" svg:width="7.363cm" svg:height="3.698cm" svg:x="7.663cm" svg:y="6.886cm">
          <text:p text:style-name="P27"><text:span text:style-name="T8">$json</text:span><text:span text:style-name="T8">の子のキーの</text:span></text:p>
          <text:p text:style-name="P27"><text:span text:style-name="T8">値がオブジェクト</text:span><text:span text:style-name="T8">(</text:span><text:span text:style-name="T8">連想配列</text:span><text:span text:style-name="T8">)</text:span></text:p>
          <text:p text:style-name="P27"><text:span text:style-name="T8">であれば</text:span></text:p>
          <text:p text:style-name="P27"><text:span text:style-name="T8">is_array($value) </text:span></text:p>
          <text:p text:style-name="P27"><text:span text:style-name="T8">&amp;&amp; $this-&gt;is_hash($value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30" svg:x1="11.332cm" svg:y1="6cm" svg:x2="11.332cm" svg:y2="6.949cm">
          <text:p/>
        </draw:line>
        <draw:polyline draw:style-name="gr14" draw:text-style-name="P27" svg:width="1.246cm" svg:height="0.752cm" svg:x="14.903cm" svg:y="8.742cm" svg:viewBox="0 0 1247 753" draw:points="0,0 1247,0 1247,753">
          <text:p/>
        </draw:polyline>
        <draw:frame draw:style-name="gr12" svg:width="0.602cm" svg:height="0.627cm" svg:x="14.925cm" svg:y="7.359cm">
          <draw:text-box>
            <text:p>N</text:p>
          </draw:text-box>
        </draw:frame>
        <draw:frame draw:style-name="gr12" svg:width="0.602cm" svg:height="0.627cm" svg:x="19.791cm" svg:y="10.976cm">
          <draw:text-box>
            <text:p>N</text:p>
          </draw:text-box>
        </draw:frame>
        <draw:frame draw:style-name="gr12" svg:width="0.602cm" svg:height="0.627cm" svg:x="12.281cm" svg:y="10.229cm">
          <draw:text-box>
            <text:p>Y</text:p>
          </draw:text-box>
        </draw:frame>
        <draw:line draw:style-name="gr8" draw:text-style-name="P30" svg:x1="11.354cm" svg:y1="3.131cm" svg:x2="11.354cm" svg:y2="4.052cm">
          <text:p/>
        </draw:line>
        <draw:circle draw:style-name="gr15" draw:text-style-name="P34" svg:width="0.999cm" svg:height="0.999cm" svg:x="10.855cm" svg:y="2.131cm">
          <text:p text:style-name="P27"><text:span text:style-name="T9">1</text:span></text:p>
        </draw:circle>
        <draw:custom-shape draw:style-name="gr16" draw:text-style-name="P33" svg:width="7.363cm" svg:height="4.534cm" svg:x="12.406cm" svg:y="9.495cm">
          <text:p text:style-name="P27"><text:span text:style-name="T8">$column</text:span><text:span text:style-name="T8">が</text:span><text:span text:style-name="T8">null</text:span><text:span text:style-name="T8">でなく、</text:span></text:p>
          <text:p text:style-name="P27"><text:span text:style-name="T8">json</text:span><text:span text:style-name="T8">の子のキーが</text:span><text:span text:style-name="T8">text</text:span><text:span text:style-name="T8">か</text:span></text:p>
          <text:p text:style-name="P27"><text:span text:style-name="T8">html</text:span><text:span text:style-name="T8">、</text:span><text:span text:style-name="T8">src</text:span><text:span text:style-name="T8">であれば</text:span></text:p>
          <text:p text:style-name="P27"><text:span text:style-name="T8"><text:s/></text:span><text:span text:style-name="T8">$column != null </text:span></text:p>
          <text:p text:style-name="P27"><text:span text:style-name="T8">&amp;&amp; ($keyString == KEY_TEXT</text:span></text:p>
          <text:p text:style-name="P27"><text:span text:style-name="T8"><text:s/></text:span><text:span text:style-name="T8">|| $keyString == KEY_HTML</text:span></text:p>
          <text:p text:style-name="P27"><text:span text:style-name="T8"><text:s/></text:span><text:span text:style-name="T8">|| $keyString == KEY_SRC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polyline draw:style-name="gr14" draw:text-style-name="P27" svg:width="4.74cm" svg:height="3.816cm" svg:x="11.408cm" svg:y="14.03cm" svg:viewBox="0 0 4741 3817" draw:points="4741,0 4741,3817 0,3817">
          <text:p/>
        </draw:polyline>
        <draw:circle draw:style-name="gr15" draw:text-style-name="P34" svg:width="0.999cm" svg:height="0.999cm" svg:x="10.908cm" svg:y="21.586cm">
          <text:p text:style-name="P27"><text:span text:style-name="T9">E</text:span></text:p>
        </draw:circle>
      </draw:g>
      <draw:frame text:anchor-type="page" text:anchor-page-number="5" draw:z-index="1" draw:style-name="gr17" draw:text-style-name="P26" svg:width="4.929cm" svg:height="15.412cm" svg:x="1.706cm" svg:y="2.238cm">
        <draw:text-box>
          <text:p><text:span text:style-name="T2">Fig1</text:span></text:p>
          <text:p><text:span text:style-name="T2">関数名：</text:span><text:span text:style-name="T2">executeQuery</text:span></text:p>
          <text:p text:style-name="P35"><text:span text:style-name="T2">概要 <text:s/></text:span><text:span text:style-name="T2">:</text:span><text:span text:style-name="T10">クエリを実行して</text:span><text:span text:style-name="T10">DB</text:span><text:span text:style-name="T10">から結果セットを取得する。</text:span></text:p>
          <text:p text:style-name="P36"><text:span text:style-name="T2">引数 <text:s/></text:span><text:span text:style-name="T2">:Object $json:</text:span><text:span text:style-name="T2">カレントの</text:span><text:span text:style-name="T2">JSON</text:span><text:span text:style-name="T2">連想配列</text:span></text:p>
          <text:p text:style-name="P37"><text:span text:style-name="T2">String $queryKey:</text:span><text:span text:style-name="T2">実行するクエリのベースとなる文字列</text:span></text:p>
          <text:p text:style-name="P36"><text:span text:style-name="T2">戻り値</text:span><text:span text:style-name="T2">:ResultSet:DB</text:span><text:span text:style-name="T2">から取得した結果セットを返す。</text:span></text:p>
          <text:p text:style-name="P38"><text:span text:style-name="T2">変数</text:span><text:span text:style-name="T2">:Array[] $retRS:</text:span><text:span text:style-name="T2">返却する結果セットを格納する</text:span><text:span text:style-name="T2">2</text:span><text:span text:style-name="T2">時限配列の変数</text:span></text:p>
          <text:p text:style-name="P24"><text:span text:style-name="T2">String $query:DB</text:span><text:span text:style-name="T2">に対し発行するクエリ</text:span></text:p>
          <text:p text:style-name="P24"><text:span text:style-name="T2">Statement stmt:DB</text:span><text:span text:style-name="T2">にクエリを発行するためのステートメント</text:span></text:p>
          <text:p text:style-name="P24"><text:span text:style-name="T2">PDO $stmt:DB</text:span><text:span text:style-name="T2">を操作するためのクラスインスタンス </text:span><text:span text:style-name="T2">KEY_VALUE:value</text:span><text:span text:style-name="T2">　の文字列を格納した定数</text:span></text:p>
        </draw:text-box>
      </draw:frame>
      <draw:frame text:anchor-type="page" text:anchor-page-number="5" draw:z-index="2" draw:style-name="gr18" svg:width="0.602cm" svg:height="0.627cm" svg:x="13.113cm" svg:y="7.967cm">
        <draw:text-box>
          <text:p>Y</text:p>
        </draw:text-box>
      </draw:frame>
      <draw:custom-shape text:anchor-type="page" text:anchor-page-number="5" draw:z-index="3" draw:style-name="gr19" draw:text-style-name="P39" svg:width="7.115cm" svg:height="2.661cm" svg:x="7.923cm" svg:y="5.493cm">
        <text:p text:style-name="P27"><text:span text:style-name="T8">$queryKey</text:span><text:span text:style-name="T8">が</text:span><text:span text:style-name="T8">$json</text:span><text:span text:style-name="T8">に存在して</text:span></text:p>
        <text:p text:style-name="P27"><text:span text:style-name="T8">いれば</text:span><text:span text:style-name="T8">$query</text:span><text:span text:style-name="T8">に値を入れる</text:span></text:p>
        <text:p text:style-name="P27"><text:span text:style-name="T11"><text:tab/></text:span><text:span text:style-name="T11">array_key_exists</text:span></text:p>
        <text:p text:style-name="P27"><text:span text:style-name="T11">($queryKey, $json)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4" draw:style-name="gr20" draw:text-style-name="P30" svg:x1="11.522cm" svg:y1="2.887cm" svg:x2="11.522cm" svg:y2="3.513cm">
        <text:p/>
      </draw:line>
      <draw:line text:anchor-type="page" text:anchor-page-number="5" draw:z-index="5" draw:style-name="gr20" draw:text-style-name="P30" svg:x1="11.48cm" svg:y1="11.006cm" svg:x2="11.48cm" svg:y2="11.867cm">
        <text:p/>
      </draw:line>
      <draw:custom-shape text:anchor-type="page" text:anchor-page-number="5" draw:z-index="6" draw:style-name="gr21" draw:text-style-name="P40" svg:width="0.825cm" svg:height="0.844cm" svg:x="11.09cm" svg:y="2cm">
        <text:p text:style-name="P27"><text:span text:style-name="T12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" draw:style-name="gr22" draw:text-style-name="P27" svg:x1="6.811cm" svg:y1="2.206cm" svg:x2="6.811cm" svg:y2="26.075cm">
        <text:p/>
      </draw:line>
      <draw:g text:anchor-type="page" text:anchor-page-number="5" draw:z-index="8" draw:style-name="gr1">
        <draw:custom-shape draw:style-name="gr23" draw:text-style-name="P42" svg:width="6.351cm" svg:height="1.087cm" svg:x="8.234cm" svg:y="21.05cm">
          <text:p text:style-name="P41"><text:span text:style-name="T13">$childObject = $valu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3" svg:width="6.351cm" svg:height="1.086cm" svg:x="8.234cm" svg:y="22.137cm">
          <text:p text:style-name="P41"><text:span text:style-name="T14">子オブジェクト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custom-shape text:anchor-type="page" text:anchor-page-number="5" draw:z-index="9" draw:style-name="gr21" draw:text-style-name="P40" svg:width="0.825cm" svg:height="0.844cm" svg:x="11.157cm" svg:y="24.014cm">
        <text:p text:style-name="P27"><text:span text:style-name="T12">1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5" draw:z-index="10" draw:style-name="gr1">
        <draw:custom-shape draw:style-name="gr25" svg:width="6.615cm" svg:height="1.752cm" svg:x="8.322cm" svg:y="15.25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44" svg:width="4.047cm" svg:height="1.495cm" svg:x="9.685cm" svg:y="15.515cm">
          <draw:text-box>
            <text:p text:style-name="P27"><text:span text:style-name="T3">カレント</text:span><text:span text:style-name="T3">json</text:span><text:span text:style-name="T3">の子供オブジェクト分ループする</text:span></text:p>
            <text:list text:style-name="">
              <text:list-item>
                <text:p text:style-name="P27"><text:span text:style-name="T3">$json as $key =&gt; $value</text:span></text:p>
              </text:list-item>
            </text:list>
          </draw:text-box>
        </draw:frame>
      </draw:g>
      <draw:line text:anchor-type="page" text:anchor-page-number="5" draw:z-index="11" draw:style-name="gr20" draw:text-style-name="P30" svg:x1="11.56cm" svg:y1="16.98cm" svg:x2="11.56cm" svg:y2="17.803cm">
        <text:p/>
      </draw:line>
      <draw:line text:anchor-type="page" text:anchor-page-number="5" draw:z-index="12" draw:style-name="gr20" draw:text-style-name="P30" svg:x1="11.561cm" svg:y1="20.172cm" svg:x2="11.561cm" svg:y2="21.1cm">
        <text:p/>
      </draw:line>
      <draw:g text:anchor-type="page" text:anchor-page-number="5" draw:z-index="13" draw:style-name="gr1">
        <draw:custom-shape draw:style-name="gr27" draw:text-style-name="P42" svg:width="5.977cm" svg:height="0.727cm" svg:x="8.657cm" svg:y="3.468cm">
          <text:p text:style-name="P41"><text:span text:style-name="T13">$retRS = null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45" svg:width="5.977cm" svg:height="0.726cm" svg:x="8.657cm" svg:y="4.195cm">
          <text:p text:style-name="P41"><text:span text:style-name="T15">返却する結果セットの変数を作成す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5" draw:z-index="14" draw:style-name="gr20" draw:text-style-name="P30" svg:x1="11.522cm" svg:y1="4.919cm" svg:x2="11.522cm" svg:y2="5.639cm">
        <text:p/>
      </draw:line>
      <draw:custom-shape text:anchor-type="page" text:anchor-page-number="5" draw:z-index="15" draw:style-name="gr21" draw:text-style-name="P40" svg:width="0.825cm" svg:height="0.844cm" svg:x="19.641cm" svg:y="24.07cm">
        <text:p text:style-name="P27"><text:span text:style-name="T12">3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6" draw:style-name="gr20" draw:text-style-name="P30" svg:x1="11.522cm" svg:y1="8.153cm" svg:x2="11.522cm" svg:y2="8.873cm">
        <text:p/>
      </draw:line>
      <draw:custom-shape text:anchor-type="page" text:anchor-page-number="5" draw:z-index="17" draw:style-name="gr19" draw:text-style-name="P33" svg:width="7.115cm" svg:height="2.661cm" svg:x="7.983cm" svg:y="17.731cm">
        <text:p text:style-name="P27"><text:span text:style-name="T8">現在走査対象となっている</text:span></text:p>
        <text:p text:style-name="P27"><text:span text:style-name="T8">子がオブジェクトなら</text:span></text:p>
        <text:p text:style-name="P27"><text:span text:style-name="T8">is_array($value) &amp;&amp; $this-&gt;</text:span></text:p>
        <text:p text:style-name="P27"><text:span text:style-name="T8">is_hash($value)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18" draw:style-name="gr20" draw:text-style-name="P30" svg:x1="11.561cm" svg:y1="23.167cm" svg:x2="11.561cm" svg:y2="24.095cm">
        <text:p/>
      </draw:line>
      <draw:polyline text:anchor-type="page" text:anchor-page-number="5" draw:z-index="19" draw:style-name="gr29" draw:text-style-name="P27" svg:width="4.991cm" svg:height="17.228cm" svg:x="15.097cm" svg:y="6.835cm" svg:viewBox="0 0 4992 17229" draw:points="0,0 4992,0 4992,17229">
        <text:p/>
      </draw:polyline>
      <draw:polyline text:anchor-type="page" text:anchor-page-number="5" draw:z-index="20" draw:style-name="gr29" draw:text-style-name="P27" svg:width="3.493cm" svg:height="5.014cm" svg:x="15.097cm" svg:y="19.048cm" svg:viewBox="0 0 3494 5015" draw:points="0,0 3494,0 3494,5015">
        <text:p/>
      </draw:polyline>
      <draw:custom-shape text:anchor-type="page" text:anchor-page-number="5" draw:z-index="21" draw:style-name="gr30" draw:text-style-name="P40" svg:width="0.833cm" svg:height="0.854cm" svg:x="18.143cm" svg:y="24.063cm">
        <text:p text:style-name="P27"><text:span text:style-name="T12">2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5" draw:z-index="22" draw:style-name="gr18" svg:width="0.602cm" svg:height="0.627cm" svg:x="15.215cm" svg:y="5.549cm">
        <draw:text-box>
          <text:p>N</text:p>
        </draw:text-box>
      </draw:frame>
      <draw:frame text:anchor-type="page" text:anchor-page-number="5" draw:z-index="23" draw:style-name="gr18" svg:width="0.003cm" svg:height="0.627cm" svg:x="15.222cm" svg:y="18.228cm">
        <draw:text-box>
          <text:p>N</text:p>
        </draw:text-box>
      </draw:frame>
      <draw:frame text:anchor-type="page" text:anchor-page-number="5" draw:z-index="24" draw:style-name="gr18" svg:width="0.602cm" svg:height="0.627cm" svg:x="13.351cm" svg:y="20.225cm">
        <draw:text-box>
          <text:p>Y</text:p>
        </draw:text-box>
      </draw:frame>
      <draw:frame text:anchor-type="page" text:anchor-page-number="9" draw:z-index="25" draw:style-name="gr31" draw:text-style-name="P26" svg:width="4.929cm" svg:height="18.714cm" svg:x="1.706cm" svg:y="2.238cm">
        <draw:text-box>
          <text:p><text:span text:style-name="T2">Fig3</text:span></text:p>
          <text:p><text:span text:style-name="T2">関数名：</text:span><text:span text:style-name="T2">getListJSON</text:span></text:p>
          <text:p text:style-name="P35"><text:span text:style-name="T2">概要 <text:s/></text:span><text:span text:style-name="T2">:</text:span><text:span text:style-name="T2">リスト形式の</text:span><text:span text:style-name="T2">JSON</text:span><text:span text:style-name="T2">を作成して返す</text:span><text:span text:style-name="T10">。</text:span></text:p>
          <text:p text:style-name="P36"><text:span text:style-name="T2">引数 <text:s/></text:span><text:span text:style-name="T2">:Object json:JSON</text:span><text:span text:style-name="T2">のオブジェクト。</text:span></text:p>
          <text:p text:style-name="P36"><text:span text:style-name="T2">戻り値</text:span><text:span text:style-name="T2">String:JSON</text:span><text:span text:style-name="T2">の文字列を返す</text:span></text:p>
          <text:p text:style-name="P35"><text:span text:style-name="T2">変数 　</text:span><text:span text:style-name="T2">:ResultSet $rs:DB</text:span><text:span text:style-name="T2">から取得した結果セットの</text:span><text:span text:style-name="T2">2</text:span><text:span text:style-name="T2">時限配列を受け取る変数</text:span></text:p>
          <text:p text:style-name="P46"><text:span text:style-name="T2">String $strAll:</text:span><text:span text:style-name="T2">完成した</text:span><text:span text:style-name="T2">JSON</text:span><text:span text:style-name="T2">文字列を格納する変数</text:span></text:p>
          <text:p text:style-name="P46"><text:span text:style-name="T2">String $strBlock:</text:span><text:span text:style-name="T2">作成した行の</text:span><text:span text:style-name="T2">JSON</text:span><text:span text:style-name="T2">文字列をまとめる変数</text:span></text:p>
          <text:p text:style-name="P46"><text:span text:style-name="T2">String $strLine:1</text:span><text:span text:style-name="T2">行ごとの</text:span><text:span text:style-name="T2">JSON</text:span><text:span text:style-name="T2">文字列を格納する変数</text:span></text:p>
          <text:p text:style-name="P46"><text:span text:style-name="T2">int $rCount:</text:span><text:span text:style-name="T2">結果セットのレコード数</text:span></text:p>
          <text:p text:style-name="P46"><text:span text:style-name="T2">String DB_GETQUERY:JSON</text:span><text:span text:style-name="T2">のレコード取得クエリ文字列のキーの定数</text:span></text:p>
        </draw:text-box>
      </draw:frame>
      <draw:custom-shape text:anchor-type="page" text:anchor-page-number="9" draw:z-index="26" draw:style-name="gr32" draw:text-style-name="P40" svg:width="0.825cm" svg:height="0.844cm" svg:x="11.09cm" svg:y="2cm">
        <text:p text:style-name="P27"><text:span text:style-name="T12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9" draw:z-index="27" draw:style-name="gr22" draw:text-style-name="P27" svg:x1="6.811cm" svg:y1="2.205cm" svg:x2="6.811cm" svg:y2="26.074cm">
        <text:p/>
      </draw:line>
      <draw:custom-shape text:anchor-type="page" text:anchor-page-number="9" draw:z-index="28" draw:style-name="gr32" draw:text-style-name="P40" svg:width="0.825cm" svg:height="0.844cm" svg:x="11.088cm" svg:y="22.407cm">
        <text:p text:style-name="P27"><text:span text:style-name="T12">1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9" draw:z-index="29" draw:style-name="gr33">
        <draw:custom-shape draw:style-name="gr34" draw:text-style-name="P31" svg:width="8.113cm" svg:height="2.497cm" svg:x="7.609cm" svg:y="6.387cm">
          <text:p text:style-name="P27"><text:span text:style-name="T5">$rs = $this-&gt;executeQuery</text:span></text:p>
          <text:p text:style-name="P27"><text:span text:style-name="T5">($json, DB_GETQUERY);</text:span></text:p>
          <text:p text:style-name="P27"/>
          <text:p text:style-name="P27"><text:span text:style-name="T16">データベースから当該レコード群を</text:span></text:p>
          <text:p text:style-name="P27"><text:span text:style-name="T16">取得す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5" draw:text-style-name="P27" svg:x1="8.528cm" svg:y1="7.648cm" svg:x2="14.767cm" svg:y2="7.648cm">
          <text:p/>
        </draw:line>
      </draw:g>
      <draw:g text:anchor-type="page" text:anchor-page-number="9" draw:z-index="30" draw:style-name="gr33">
        <draw:custom-shape draw:style-name="gr36" draw:text-style-name="P42" svg:width="7.302cm" svg:height="1.077cm" svg:x="7.835cm" svg:y="3.429cm">
          <text:p text:style-name="P41"><text:span text:style-name="T13">$strAll = "";$strBlock = "";</text:span></text:p>
          <text:p text:style-name="P41"><text:span text:style-name="T13">$strLine = ""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43" svg:width="7.302cm" svg:height="1.073cm" svg:x="7.835cm" svg:y="4.505cm">
          <text:p text:style-name="P41"><text:span text:style-name="T14">返却する文字列を作成するための</text:span></text:p>
          <text:p text:style-name="P41"><text:span text:style-name="T14">変数を</text:span><text:span text:style-name="T14">3</text:span><text:span text:style-name="T14">つ宣言、初期化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31" draw:style-name="gr20" draw:text-style-name="P30" svg:x1="11.522cm" svg:y1="2.843cm" svg:x2="11.522cm" svg:y2="3.469cm">
        <text:p/>
      </draw:line>
      <draw:g text:anchor-type="page" text:anchor-page-number="9" draw:z-index="32" draw:style-name="gr33">
        <draw:custom-shape draw:style-name="gr38" draw:text-style-name="P42" svg:width="5.977cm" svg:height="0.752cm" svg:x="8.608cm" svg:y="15.18cm">
          <text:p text:style-name="P41"><text:span text:style-name="T13">$strLine = ""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47" svg:width="5.977cm" svg:height="0.747cm" svg:x="8.608cm" svg:y="15.931cm">
          <text:p text:style-name="P41"><text:span text:style-name="T17">レコードの文字列を初期化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33" draw:style-name="gr20" draw:text-style-name="P30" svg:x1="11.594cm" svg:y1="16.695cm" svg:x2="11.594cm" svg:y2="17.55cm">
        <text:p/>
      </draw:line>
      <draw:line text:anchor-type="page" text:anchor-page-number="9" draw:z-index="34" draw:style-name="gr20" draw:text-style-name="P30" svg:x1="11.522cm" svg:y1="5.577cm" svg:x2="11.522cm" svg:y2="6.454cm">
        <text:p/>
      </draw:line>
      <draw:line text:anchor-type="page" text:anchor-page-number="9" draw:z-index="35" draw:style-name="gr20" draw:text-style-name="P30" svg:x1="11.522cm" svg:y1="8.879cm" svg:x2="11.522cm" svg:y2="9.756cm">
        <text:p/>
      </draw:line>
      <draw:line text:anchor-type="page" text:anchor-page-number="9" draw:z-index="36" draw:style-name="gr20" draw:text-style-name="P30" svg:x1="11.522cm" svg:y1="11.626cm" svg:x2="11.522cm" svg:y2="12.503cm">
        <text:p/>
      </draw:line>
      <draw:g text:anchor-type="page" text:anchor-page-number="9" draw:z-index="37" draw:style-name="gr33">
        <draw:line draw:style-name="gr8" draw:text-style-name="P30" svg:x1="11.482cm" svg:y1="14.015cm" svg:x2="11.482cm" svg:y2="15.211cm">
          <text:p/>
        </draw:line>
        <draw:g draw:style-name="gr40">
          <draw:custom-shape draw:style-name="gr41" svg:width="5.91cm" svg:height="1.525cm" svg:x="8.565cm" svg:y="12.4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text-style-name="P28" svg:width="4.629cm" svg:height="1.68cm" svg:x="9.362cm" svg:y="12.669cm">
            <draw:text-box>
              <text:p text:style-name="P27"><text:span text:style-name="T4">結果セットを走査する</text:span></text:p>
              <text:p text:style-name="P27"><text:span text:style-name="T4">$iLoop = 0; $iLoop &lt; $rCount; $iLoop++</text:span></text:p>
            </draw:text-box>
          </draw:frame>
        </draw:g>
      </draw:g>
      <draw:g text:anchor-type="page" text:anchor-page-number="9" draw:z-index="38" draw:style-name="gr33">
        <draw:line draw:style-name="gr8" draw:text-style-name="P30" svg:x1="11.482cm" svg:y1="19.296cm" svg:x2="11.482cm" svg:y2="20.236cm">
          <text:p/>
        </draw:line>
        <draw:g draw:style-name="gr40">
          <draw:custom-shape draw:style-name="gr43" svg:width="5.91cm" svg:height="1.893cm" svg:x="8.565cm" svg:y="17.39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4" draw:text-style-name="P28" svg:width="4.629cm" svg:height="1.837cm" svg:x="9.362cm" svg:y="17.725cm">
            <draw:text-box>
              <text:p text:style-name="P27"><text:span text:style-name="T4">結果セットの列を</text:span></text:p>
              <text:p text:style-name="P27"><text:span text:style-name="T4">走査する</text:span></text:p>
              <text:p text:style-name="P27"><text:span text:style-name="T4">$rs[$iLoop] as $key </text:span></text:p>
              <text:p text:style-name="P27"><text:span text:style-name="T4">=&gt; $value</text:span></text:p>
            </draw:text-box>
          </draw:frame>
        </draw:g>
      </draw:g>
      <draw:frame text:anchor-type="page" text:anchor-page-number="9" draw:z-index="39" draw:style-name="gr45" draw:text-style-name="P29" svg:width="1.25cm" svg:height="0.5cm" svg:x="14.9cm" svg:y="9.257cm">
        <draw:text-box>
          <text:p><text:span text:style-name="T18">Fig1</text:span></text:p>
        </draw:text-box>
      </draw:frame>
      <draw:g text:anchor-type="page" text:anchor-page-number="9" draw:z-index="40" draw:style-name="gr33">
        <draw:custom-shape draw:style-name="gr46" draw:text-style-name="P42" svg:width="5.977cm" svg:height="1.003cm" svg:x="8.47cm" svg:y="9.631cm">
          <text:p text:style-name="P27"><text:span text:style-name="T19">$rCount = $this-&gt;processedRecords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7" svg:width="5.977cm" svg:height="0.996cm" svg:x="8.47cm" svg:y="10.633cm">
          <text:p text:style-name="P27"><text:span text:style-name="T14">結果セットのレコード数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frame text:anchor-type="page" text:anchor-page-number="12" draw:z-index="42" draw:style-name="gr57" draw:text-style-name="P26" svg:width="4.929cm" svg:height="22.016cm" svg:x="1.706cm" svg:y="2.238cm">
        <draw:text-box>
          <text:p><text:span text:style-name="T2">Fig5</text:span></text:p>
          <text:p><text:span text:style-name="T2">関数名：</text:span><text:span text:style-name="T2">getJSONMap</text:span></text:p>
          <text:p text:style-name="P35"><text:span text:style-name="T2">概要 <text:s/></text:span><text:span text:style-name="T2">:JSON</text:span><text:span text:style-name="T2">文字列から連想配列を生成する。</text:span></text:p>
          <text:p text:style-name="P36"><text:span text:style-name="T2">引数 <text:s/></text:span><text:span text:style-name="T2">:String $jsonString:</text:span><text:span text:style-name="T2">変換する</text:span><text:span text:style-name="T2">JSON</text:span><text:span text:style-name="T2">文字列</text:span></text:p>
          <text:p text:style-name="P36"><text:span text:style-name="T2">戻り値</text:span><text:span text:style-name="T2">:</text:span><text:span text:style-name="T2">なし</text:span></text:p>
          <text:p text:style-name="P35"><text:span text:style-name="T2">変数 　</text:span><text:span text:style-name="T2">:</text:span></text:p>
          <text:p text:style-name="P46"><text:span text:style-name="T2">Map $map:</text:span><text:span text:style-name="T2">連想配列を一時格納する変数</text:span></text:p>
          <text:p text:style-name="P46"><text:span text:style-name="T2">Object $this.json:JSON</text:span><text:span text:style-name="T2">連想配列を格納するための</text:span><text:span text:style-name="T2">JSONDBManager</text:span><text:span text:style-name="T2">クラスのメンバ変数</text:span></text:p>
        </draw:text-box>
      </draw:frame>
      <draw:custom-shape text:anchor-type="page" text:anchor-page-number="12" draw:z-index="43" draw:style-name="gr21" draw:text-style-name="P40" svg:width="0.825cm" svg:height="0.844cm" svg:x="11.09cm" svg:y="2cm">
        <text:p text:style-name="P27"><text:span text:style-name="T12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2" draw:z-index="44" draw:style-name="gr22" draw:text-style-name="P27" svg:x1="6.811cm" svg:y1="2.205cm" svg:x2="6.811cm" svg:y2="26.074cm">
        <text:p/>
      </draw:line>
      <draw:custom-shape text:anchor-type="page" text:anchor-page-number="12" draw:z-index="45" draw:style-name="gr21" draw:text-style-name="P40" svg:width="0.825cm" svg:height="0.844cm" svg:x="11.091cm" svg:y="9.386cm">
        <text:p text:style-name="P27"><text:span text:style-name="T12">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2" draw:z-index="46" draw:style-name="gr20" draw:text-style-name="P30" svg:x1="11.522cm" svg:y1="2.843cm" svg:x2="11.522cm" svg:y2="3.591cm">
        <text:p/>
      </draw:line>
      <draw:g text:anchor-type="page" text:anchor-page-number="12" draw:z-index="47" draw:style-name="gr1">
        <draw:custom-shape draw:style-name="gr58" draw:text-style-name="P42" svg:width="7.261cm" svg:height="1.094cm" svg:x="7.971cm" svg:y="3.591cm">
          <text:p text:style-name="P41"><text:span text:style-name="T13">$map = json_decode($jsonString, tru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47" svg:width="7.261cm" svg:height="1.089cm" svg:x="7.971cm" svg:y="4.685cm">
          <text:p text:style-name="P41"><text:span text:style-name="T17">JSON</text:span><text:span text:style-name="T17">文字列を連想配列に変換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12" draw:z-index="48" draw:style-name="gr20" draw:text-style-name="P30" svg:x1="11.591cm" svg:y1="5.731cm" svg:x2="11.591cm" svg:y2="6.586cm">
        <text:p/>
      </draw:line>
      <draw:g text:anchor-type="page" text:anchor-page-number="12" draw:z-index="49" draw:style-name="gr1">
        <draw:custom-shape draw:style-name="gr60" draw:text-style-name="P42" svg:width="7.24cm" svg:height="1.126cm" svg:x="7.971cm" svg:y="6.461cm">
          <text:p text:style-name="P41"><text:span text:style-name="T13">$this-&gt;json = $map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7" svg:width="7.24cm" svg:height="1.121cm" svg:x="7.971cm" svg:y="7.586cm">
          <text:p text:style-name="P41"><text:span text:style-name="T17">Map</text:span><text:span text:style-name="T17">に変換された</text:span><text:span text:style-name="T17">JSON</text:span><text:span text:style-name="T17">を</text:span><text:span text:style-name="T17">JSONDBManager</text:span></text:p>
          <text:p text:style-name="P41"><text:span text:style-name="T17">クラスのメンバに格納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12" draw:z-index="50" draw:style-name="gr20" draw:text-style-name="P30" svg:x1="11.522cm" svg:y1="8.707cm" svg:x2="11.522cm" svg:y2="9.455cm">
        <text:p/>
      </draw:line>
      <draw:g text:anchor-type="page" text:anchor-page-number="5" draw:z-index="52" draw:style-name="gr1">
        <draw:custom-shape draw:style-name="gr23" draw:text-style-name="P42" svg:width="6.351cm" svg:height="1.087cm" svg:x="8.234cm" svg:y="8.901cm">
          <text:p text:style-name="P41"><text:span text:style-name="T13">$query = $json[$queryKey]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3" svg:width="6.351cm" svg:height="1.086cm" svg:x="8.234cm" svg:y="9.988cm">
          <text:p text:style-name="P41"><text:span text:style-name="T14">カレント</text:span><text:span text:style-name="T14">json</text:span><text:span text:style-name="T14">から</text:span><text:span text:style-name="T14">"queryKey"</text:span></text:p>
          <text:p text:style-name="P41"><text:span text:style-name="T14">を持つキー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custom-shape text:anchor-type="page" text:anchor-page-number="5" draw:z-index="53" draw:style-name="gr19" draw:text-style-name="P33" svg:width="7.115cm" svg:height="2.661cm" svg:x="7.983cm" svg:y="11.714cm">
        <text:p text:style-name="P27"><text:span text:style-name="T8">query</text:span><text:span text:style-name="T8">に正しい値が入っていれば</text:span></text:p>
        <text:p text:style-name="P27"><text:span text:style-name="T8">$query != null &amp;&amp; strlen($query) &gt;=1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54" draw:style-name="gr20" draw:text-style-name="P30" svg:x1="11.58cm" svg:y1="14.374cm" svg:x2="11.561cm" svg:y2="15.282cm">
        <text:p/>
      </draw:line>
      <draw:g text:anchor-type="page" text:anchor-page-number="9" draw:z-index="58" draw:style-name="gr1">
        <draw:custom-shape draw:style-name="gr101" draw:text-style-name="P42" svg:width="5.977cm" svg:height="0.634cm" svg:x="8.562cm" svg:y="20.158cm">
          <text:p text:style-name="P41"><text:span text:style-name="T13">$sColName = $key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43" svg:width="5.977cm" svg:height="0.632cm" svg:x="8.562cm" svg:y="20.791cm">
          <text:p text:style-name="P41"><text:span text:style-name="T14">列名を取得す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59" draw:style-name="gr20" draw:text-style-name="P30" svg:x1="11.502cm" svg:y1="21.422cm" svg:x2="11.502cm" svg:y2="22.47cm">
        <text:p/>
      </draw:line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ボルグシステム</text:p>
      <text:p text:style-name="P8"><text:span text:style-name="T1">JSONDBManagerクラス</text:span>　</text:p>
      <text:p text:style-name="P8">関数 フローチャート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株式会社デジタルデザインシンク</text:p>
      <text:p text:style-name="P5"/>
      <text:p text:style-name="P10"/>
      <text:p text:style-name="P22"><draw:g text:anchor-type="as-char" draw:z-index="51" draw:style-name="gr62"><draw:frame draw:style-name="gr63" draw:text-style-name="P26" svg:width="4.929cm" svg:height="23.709cm" svg:x="0cm" svg:y="0.161cm"><draw:text-box><text:p><text:span text:style-name="T2">Fig0</text:span></text:p><text:p><text:span text:style-name="T2">関数名：</text:span><text:span text:style-name="T2">createJSON</text:span></text:p><text:p text:style-name="P35"><text:span text:style-name="T2">概要 <text:s/></text:span><text:span text:style-name="T2">:</text:span><text:span text:style-name="T10">DB</text:span><text:span text:style-name="T10">からデータを取得して</text:span><text:span text:style-name="T10">JSON</text:span><text:span text:style-name="T10">を作る</text:span></text:p><text:p text:style-name="P36"><text:span text:style-name="T2">引数 <text:s/></text:span><text:span text:style-name="T2">:Map&lt;String, Object&gt; $json:</text:span><text:span text:style-name="T2">カレントの</text:span><text:span text:style-name="T2">JSON</text:span></text:p><text:p text:style-name="P37"><text:span text:style-name="T2">String $key:JSON</text:span><text:span text:style-name="T2">のキー</text:span></text:p><text:p text:style-name="P37"><text:span text:style-name="T2">DBResultTree:$dbrt_parent :DB</text:span><text:span text:style-name="T2">から取得したデータを格納してツリー構造を作るためのクラスのインスタンス</text:span></text:p><text:p text:style-name="P36"><text:span text:style-name="T2">戻り値</text:span><text:span text:style-name="T2">:</text:span><text:span text:style-name="T2">なし</text:span></text:p><text:p><text:span text:style-name="T2"/></text:p><text:p text:style-name="P38"><text:span text:style-name="T2">変数</text:span><text:span text:style-name="T2">:DBResultTree $db_resultTree:DB</text:span><text:span text:style-name="T2">の結果から構築したツリーを構成するクラスのインスタンス</text:span></text:p><text:p text:style-name="P24"><text:span text:style-name="T2">ResultSet $db_resultTree.db-&gt;result:DB</text:span><text:span text:style-name="T2">から取得した結果セットを格納するためのメンバ</text:span></text:p><text:p text:style-name="P24"><text:span text:style-name="T2">DBResultTree $db_resultTree-&gt;parent:</text:span><text:span text:style-name="T2">このメソッド内で生成した</text:span><text:span text:style-name="T2">DBResultTree</text:span><text:span text:style-name="T2">インスタンスの、ツリー構造での親となるインスタンスを格納するメンバ</text:span></text:p><text:p text:style-name="P24"><text:span text:style-name="T2">String $column:</text:span><text:span text:style-name="T2">取得した列</text:span><text:span text:style-name="T2">(</text:span><text:span text:style-name="T2">キー</text:span><text:span text:style-name="T2">)</text:span><text:span text:style-name="T2">の値を格納する変数</text:span></text:p><text:p text:style-name="P24"><text:span text:style-name="T2"/></text:p><text:p text:style-name="P24"><text:span text:style-name="T2"/></text:p></draw:text-box></draw:frame><draw:line draw:style-name="gr8" draw:text-style-name="P30" svg:x1="9.648cm" svg:y1="1.014cm" svg:x2="9.648cm" svg:y2="1.827cm"><text:p/></draw:line><draw:line draw:style-name="gr8" draw:text-style-name="P30" svg:x1="9.64cm" svg:y1="10.28cm" svg:x2="9.64cm" svg:y2="11.137cm"><text:p/></draw:line><draw:line draw:style-name="gr8" draw:text-style-name="P30" svg:x1="9.641cm" svg:y1="7.625cm" svg:x2="9.641cm" svg:y2="8.627cm"><text:p/></draw:line><draw:line draw:style-name="gr8" draw:text-style-name="P30" svg:x1="9.641cm" svg:y1="18.781cm" svg:x2="9.641cm" svg:y2="19.702cm"><text:p/></draw:line><draw:g draw:style-name="gr4"><draw:custom-shape draw:style-name="gr64" draw:text-style-name="P31" svg:width="8.113cm" svg:height="2.391cm" svg:x="5.523cm" svg:y="5.235cm"><text:p text:style-name="P27"><text:span text:style-name="T5">$db_resultTree-&gt;db_result </text:span></text:p><text:p text:style-name="P27"><text:span text:style-name="T5">= $this-&gt;executeQuery</text:span></text:p><text:p text:style-name="P27"><text:span text:style-name="T5">($json, DB_GETQUERY);</text:span></text:p><text:p text:style-name="P27"><text:span text:style-name="T5"/></text:p><text:p text:style-name="P27"><text:span text:style-name="T16">JSON</text:span><text:span text:style-name="T16">に登録されたクエリを</text:span></text:p><text:p text:style-name="P27"><text:span text:style-name="T16">実行し、結果セットを受け取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0" draw:text-style-name="P27" svg:x1="6.478cm" svg:y1="6.545cm" svg:x2="12.681cm" svg:y2="6.545cm"><text:p/></draw:line><draw:frame draw:style-name="gr65" draw:text-style-name="P32" svg:width="1.271cm" svg:height="0.567cm" svg:x="12.427cm" svg:y="7.789cm"><draw:text-box><text:p><text:span text:style-name="T7">Fig1</text:span></text:p></draw:text-box></draw:frame></draw:g><draw:line draw:style-name="gr3" draw:text-style-name="P27" svg:x1="5.105cm" svg:y1="0.127cm" svg:x2="5.105cm" svg:y2="23.996cm"><text:p/></draw:line><draw:g draw:style-name="gr4"><draw:custom-shape draw:style-name="gr66" draw:text-style-name="P44" svg:width="8.113cm" svg:height="2.437cm" svg:x="5.461cm" svg:y="16.344cm"><text:p text:style-name="P27"><text:span text:style-name="T4">$column = $this-&gt;getDBColumn</text:span></text:p><text:p text:style-name="P27"><text:span text:style-name="T4">($key, $db_resultTree);</text:span></text:p><text:p text:style-name="P27"><text:span text:style-name="T4"/></text:p><text:p text:style-name="P27"><text:span text:style-name="T4">取得した結果セットから、</text:span><text:span text:style-name="T4">key</text:span><text:span text:style-name="T4">の文字列</text:span></text:p><text:p text:style-name="P27"><text:span text:style-name="T4">と合致する列の値を取得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0" draw:text-style-name="P27" svg:x1="6.395cm" svg:y1="17.468cm" svg:x2="12.598cm" svg:y2="17.468cm"><text:p/></draw:line><draw:frame draw:style-name="gr67" draw:text-style-name="P32" svg:width="1.271cm" svg:height="0.578cm" svg:x="12.365cm" svg:y="18.948cm"><draw:text-box><text:p><text:span text:style-name="T7">Fig2</text:span></text:p></draw:text-box></draw:frame></draw:g><draw:g draw:style-name="gr4"><draw:custom-shape draw:style-name="gr68" draw:text-style-name="P42" svg:width="7.224cm" svg:height="0.9cm" svg:x="6.022cm" svg:y="8.481cm"><text:p text:style-name="P41"><text:span text:style-name="T13">$db_resultTree-&gt;parent = $dbrt_parent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3" svg:width="7.224cm" svg:height="0.9cm" svg:x="6.022cm" svg:y="9.38cm"><text:p text:style-name="P41"><text:span text:style-name="T14">DB_ResultTree</text:span><text:span text:style-name="T14">の親子関係を構築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69" draw:text-style-name="P42" svg:width="7.224cm" svg:height="1.299cm" svg:x="6.029cm" svg:y="1.767cm"><text:p text:style-name="P41"><text:span text:style-name="T13">$db_resultTree = new DB_ResultTree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0" draw:text-style-name="P43" svg:width="7.224cm" svg:height="1.297cm" svg:x="6.029cm" svg:y="3.066cm"><text:p text:style-name="P41"><text:span text:style-name="T14">DB</text:span><text:span text:style-name="T14">の結果から構築したツリーを構成する</text:span></text:p><text:p text:style-name="P41"><text:span text:style-name="T14">クラスのインスタンス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9.641cm" svg:y1="4.422cm" svg:x2="9.641cm" svg:y2="5.235cm"><text:p/></draw:line><draw:circle draw:style-name="gr15" draw:text-style-name="P34" svg:width="0.999cm" svg:height="0.999cm" svg:x="9.149cm" svg:y="0cm"><text:p text:style-name="P27"><text:span text:style-name="T9">S</text:span></text:p></draw:circle><draw:circle draw:style-name="gr15" draw:text-style-name="P34" svg:width="0.999cm" svg:height="0.999cm" svg:x="9.142cm" svg:y="19.655cm"><text:p text:style-name="P27"><text:span text:style-name="T9">1</text:span></text:p></draw:circle><draw:g draw:style-name="gr4"><draw:custom-shape draw:style-name="gr68" draw:text-style-name="P42" svg:width="7.224cm" svg:height="0.9cm" svg:x="6.022cm" svg:y="11.086cm"><text:p text:style-name="P41"><text:span text:style-name="T13">$db_resultTree-&gt;json = $json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3" svg:width="7.224cm" svg:height="0.9cm" svg:x="6.022cm" svg:y="11.986cm"><text:p text:style-name="P41"><text:span text:style-name="T14">カレントの</text:span><text:span text:style-name="T14">JSON</text:span><text:span text:style-name="T14">を保存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9.64cm" svg:y1="12.885cm" svg:x2="9.64cm" svg:y2="13.742cm"><text:p/></draw:line><draw:g draw:style-name="gr4"><draw:custom-shape draw:style-name="gr68" draw:text-style-name="P42" svg:width="7.224cm" svg:height="0.9cm" svg:x="6.022cm" svg:y="13.76cm"><text:p text:style-name="P41"><text:span text:style-name="T13">$db_resultTree-&gt;keyData = $key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3" svg:width="7.224cm" svg:height="0.9cm" svg:x="6.022cm" svg:y="14.66cm"><text:p text:style-name="P41"><text:span text:style-name="T14">カレントのキーを保存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9.64cm" svg:y1="15.559cm" svg:x2="9.64cm" svg:y2="16.416cm"><text:p/></draw:line></draw:g></text:p>
      <text:p text:style-name="P12"/>
      <text:p text:style-name="P13"/>
      <text:p text:style-name="P15"><draw:g text:anchor-type="as-char" draw:z-index="55" draw:style-name="gr62"><draw:frame draw:style-name="gr12" svg:width="0.602cm" svg:height="0.627cm" svg:x="13.303cm" svg:y="1.801cm"><draw:text-box><text:p>N</text:p></draw:text-box></draw:frame><draw:custom-shape draw:style-name="gr71" draw:text-style-name="P33" svg:width="7.115cm" svg:height="2.661cm" svg:x="6.033cm" svg:y="1.662cm"><text:p text:style-name="P27"><text:span text:style-name="T8"/></text:p><text:p text:style-name="P27"><text:span text:style-name="T8">子オブジェクトが</text:span><text:span text:style-name="T8">value</text:span><text:span text:style-name="T8">のキーを持っている</text:span></text:p><text:p text:style-name="P27"><text:span text:style-name="T8">array_key_exists(KEY_VALUE</text:span></text:p><text:p text:style-name="P27"><text:span text:style-name="T8">, $childObject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2" svg:width="0.602cm" svg:height="0.627cm" svg:x="11.374cm" svg:y="4.161cm"><draw:text-box><text:p>Y</text:p></draw:text-box></draw:frame><draw:frame draw:style-name="gr72" draw:text-style-name="P26" svg:width="4.929cm" svg:height="9.349cm" svg:x="0cm" svg:y="0.106cm"><draw:text-box><text:p><text:span text:style-name="T2">Fig1 </text:span><text:span text:style-name="T2">続き</text:span></text:p><text:p><text:span text:style-name="T2"/></text:p><text:p><text:span text:style-name="T2"/></text:p></draw:text-box></draw:frame><draw:custom-shape draw:style-name="gr73" draw:text-style-name="P29" svg:width="5.841cm" svg:height="0.803cm" svg:x="6.803cm" svg:y="9.495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0" svg:x1="9.773cm" svg:y1="15.265cm" svg:x2="9.773cm" svg:y2="16.085cm"><text:p/></draw:line><draw:g draw:style-name="gr4"><draw:custom-shape draw:style-name="gr74" draw:text-style-name="P42" svg:width="5.977cm" svg:height="0.944cm" svg:x="6.902cm" svg:y="11.045cm"><text:p text:style-name="P41"><text:span text:style-name="T13">$stmt = $this-&gt;dbh-&gt;prepare($quer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5" draw:text-style-name="P45" svg:width="5.977cm" svg:height="0.941cm" svg:x="6.902cm" svg:y="11.989cm"><text:p text:style-name="P41"><text:span text:style-name="T15">ステートメントを作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7" svg:x1="5.105cm" svg:y1="0.069cm" svg:x2="5.105cm" svg:y2="23.938cm"><text:p/></draw:line><draw:line draw:style-name="gr8" draw:text-style-name="P30" svg:x1="9.682cm" svg:y1="17.798cm" svg:x2="9.682cm" svg:y2="18.745cm"><text:p/></draw:line><draw:g draw:style-name="gr4"><draw:custom-shape draw:style-name="gr76" draw:text-style-name="P42" svg:width="5.977cm" svg:height="1.225cm" svg:x="6.71cm" svg:y="18.616cm"><text:p text:style-name="P41"><text:span text:style-name="T13">$retRS = $stmt-&gt;</text:span></text:p><text:p text:style-name="P41"><text:span text:style-name="T13">fetchALL(PDO::FETCH_ASSOC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7" draw:text-style-name="P45" svg:width="5.977cm" svg:height="0.585cm" svg:x="6.71cm" svg:y="19.84cm"><text:p text:style-name="P41"><text:span text:style-name="T15">結果セットを二次元配列で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9.682cm" svg:y1="22.961cm" svg:x2="9.682cm" svg:y2="24.056cm"><text:p/></draw:line><draw:custom-shape draw:style-name="gr50" draw:text-style-name="P40" svg:width="0.825cm" svg:height="0.844cm" svg:x="9.278cm" svg:y="24.056cm"><text:p text:style-name="P27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0" svg:width="0.825cm" svg:height="0.844cm" svg:x="9.153cm" svg:y="0cm"><text:p text:style-name="P27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0" svg:width="0.825cm" svg:height="0.844cm" svg:x="17.935cm" svg:y="0.169cm"><text:p text:style-name="P27"><text:span text:style-name="T12">3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8" draw:text-style-name="P40" svg:width="0.833cm" svg:height="0.854cm" svg:x="16.438cm" svg:y="0.15cm"><text:p text:style-name="P27"><text:span text:style-name="T12">2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79" draw:text-style-name="P49" svg:width="6.365cm" svg:height="1.246cm" svg:x="6.285cm" svg:y="5.2cm"><text:p text:style-name="P27"><text:span text:style-name="T7">$query = str_replace</text:span></text:p><text:p text:style-name="P27"><text:span text:style-name="T7">("'". $key . "'", "'". </text:span></text:p><text:p text:style-name="P27"><text:span text:style-name="T7">$childObject[KEY_VALUE] . "'", $query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0" draw:text-style-name="P45" svg:width="6.365cm" svg:height="1.241cm" svg:x="6.285cm" svg:y="6.445cm"><text:p text:style-name="P41"><text:span text:style-name="T15">子オブジェクトの</text:span><text:span text:style-name="T15">key</text:span><text:span text:style-name="T15">文字列と一致</text:span></text:p><text:p text:style-name="P41"><text:span text:style-name="T15">する</text:span><text:span text:style-name="T15">query</text:span><text:span text:style-name="T15">の文字列を置換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9.682cm" svg:y1="0.842cm" svg:x2="9.682cm" svg:y2="1.717cm"><text:p/></draw:line><draw:line draw:style-name="gr8" draw:text-style-name="P30" svg:x1="9.775cm" svg:y1="7.684cm" svg:x2="9.775cm" svg:y2="9.526cm"><text:p/></draw:line><draw:polyline draw:style-name="gr14" draw:text-style-name="P27" svg:width="7.069cm" svg:height="7.869cm" svg:x="9.776cm" svg:y="0.944cm" svg:viewBox="0 0 7070 7870" draw:points="7070,0 7070,7870 0,7870"><text:p/></draw:polyline><draw:polyline draw:style-name="gr14" draw:text-style-name="P27" svg:width="8.7cm" svg:height="19.758cm" svg:x="9.682cm" svg:y="0.944cm" svg:viewBox="0 0 8701 19759" draw:points="8701,0 8701,19759 0,19759"><text:p/></draw:polyline><draw:g draw:style-name="gr4"><draw:custom-shape draw:style-name="gr81" draw:text-style-name="P42" svg:width="5.977cm" svg:height="0.689cm" svg:x="6.902cm" svg:y="13.894cm"><text:p text:style-name="P41"><text:span text:style-name="T13">$stmt-&gt;execute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2" draw:text-style-name="P45" svg:width="5.977cm" svg:height="0.685cm" svg:x="6.902cm" svg:y="14.582cm"><text:p text:style-name="P41"><text:span text:style-name="T15">クエリを実行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9.774cm" svg:y1="12.928cm" svg:x2="9.774cm" svg:y2="13.914cm"><text:p/></draw:line><draw:g draw:style-name="gr4"><draw:custom-shape draw:style-name="gr83" draw:text-style-name="P42" svg:width="5.977cm" svg:height="0.876cm" svg:x="6.902cm" svg:y="16.051cm"><text:p text:style-name="P41"><text:span text:style-name="T13">$this-&gt;processedRecords</text:span></text:p><text:p text:style-name="P41"><text:span text:style-name="T13"><text:s/></text:span><text:span text:style-name="T13">= $stmt-&gt;rowCount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4" draw:text-style-name="P45" svg:width="5.977cm" svg:height="0.872cm" svg:x="6.902cm" svg:y="16.926cm"><text:p text:style-name="P41"><text:span text:style-name="T15">処理を行ったレコード数を</text:span></text:p><text:p text:style-name="P41"><text:span text:style-name="T15">取得してメンバに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9.774cm" svg:y1="10.33cm" svg:x2="9.774cm" svg:y2="11.067cm"><text:p/></draw:line><draw:line draw:style-name="gr8" draw:text-style-name="P30" svg:x1="9.611cm" svg:y1="4.322cm" svg:x2="9.611cm" svg:y2="5.253cm"><text:p/></draw:line><draw:polyline draw:style-name="gr85" draw:text-style-name="P27" svg:width="5.557cm" svg:height="5.324cm" svg:x="9.774cm" svg:y="3.008cm" svg:viewBox="0 0 5558 5325" draw:points="3373,0 5558,0 5558,5325 0,5325"><text:p/></draw:polyline><draw:line draw:style-name="gr8" draw:text-style-name="P30" svg:x1="9.682cm" svg:y1="20.423cm" svg:x2="9.682cm" svg:y2="21.37cm"><text:p/></draw:line><draw:g draw:style-name="gr4"><draw:custom-shape draw:style-name="gr86" draw:text-style-name="P42" svg:width="5.977cm" svg:height="0.874cm" svg:x="6.71cm" svg:y="21.359cm"><text:p text:style-name="P41"><text:span text:style-name="T13">return $retRS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4" draw:text-style-name="P45" svg:width="5.977cm" svg:height="0.872cm" svg:x="6.71cm" svg:y="22.232cm"><text:p text:style-name="P41"><text:span text:style-name="T15">結果セット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draw:g></text:p>
      <text:p text:style-name="P16"><draw:g text:anchor-type="as-char" draw:z-index="56" draw:style-name="gr62"><draw:frame draw:style-name="gr87" draw:text-style-name="P26" svg:width="4.929cm" svg:height="13.761cm" svg:x="0cm" svg:y="0.194cm"><draw:text-box><text:p><text:span text:style-name="T2">Fig2</text:span></text:p><text:p><text:span text:style-name="T2">関数名：</text:span><text:span text:style-name="T2">getDBColumn</text:span></text:p><text:p text:style-name="P35"><text:span text:style-name="T2">概要 <text:s/></text:span><text:span text:style-name="T2">:</text:span><text:span text:style-name="T2">指定した</text:span><text:span text:style-name="T2">key(</text:span><text:span text:style-name="T2">列</text:span><text:span text:style-name="T2">)</text:span><text:span text:style-name="T2">の値を結果セットから取得して返す</text:span><text:span text:style-name="T10">。</text:span></text:p><text:p text:style-name="P36"><text:span text:style-name="T2">引数 <text:s/></text:span><text:span text:style-name="T2">:String $key:JSON</text:span><text:span text:style-name="T2">のオブジェクトのキー</text:span></text:p><text:p text:style-name="P37"><text:span text:style-name="T2">DBResultTree $dbrTree:DB</text:span><text:span text:style-name="T2">から取得した結果をツリー構造にするクラスのインスタンス</text:span></text:p><text:p text:style-name="P36"><text:span text:style-name="T2">戻り値</text:span><text:span text:style-name="T2">:String:</text:span><text:span text:style-name="T2">取得した列の値を返す</text:span></text:p><text:p><text:span text:style-name="T2"/></text:p><text:p text:style-name="P38"><text:span text:style-name="T2">変数　</text:span><text:span text:style-name="T2">:String $column:</text:span><text:span text:style-name="T2">取得した列の値を格納して返すための変数</text:span></text:p><text:p text:style-name="P37"><text:span text:style-name="T2">int $columnNumber :</text:span><text:span text:style-name="T2">値を取得する結果セットの行数</text:span></text:p><text:p text:style-name="P37"><text:span text:style-name="T2">String $keyString:json</text:span><text:span text:style-name="T2">の行のキー</text:span></text:p></draw:text-box></draw:frame><draw:frame draw:style-name="gr12" svg:width="0.602cm" svg:height="0.627cm" svg:x="13.219cm" svg:y="10.116cm"><draw:text-box><text:p>Y</text:p></draw:text-box></draw:frame><draw:frame draw:style-name="gr12" svg:width="0.602cm" svg:height="0.627cm" svg:x="16.103cm" svg:y="7.648cm"><draw:text-box><text:p>N</text:p></draw:text-box></draw:frame><draw:custom-shape draw:style-name="gr88" draw:text-style-name="P33" svg:width="8.487cm" svg:height="3.536cm" svg:x="7.327cm" svg:y="6.824cm"><text:p text:style-name="P27"><text:span text:style-name="T8">dbrTree</text:span><text:span text:style-name="T8">の親のキーが、これが配列の</text:span></text:p><text:p text:style-name="P27"><text:span text:style-name="T8">要素であるということを示す</text:span><text:span text:style-name="T8">~</text:span><text:span text:style-name="T8">の文字を含んでいれば</text:span></text:p><text:p text:style-name="P27"><text:span text:style-name="T8">$dbrTree-&gt;parent != null &amp;&amp; strpos</text:span></text:p><text:p text:style-name="P27"><text:span text:style-name="T8">($dbrTree-&gt;parent-&gt;keyData, </text:span></text:p><text:p text:style-name="P27"><text:span text:style-name="T8">STR_TWO_UNDERBAR) != fals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0" svg:x1="11.58cm" svg:y1="0.887cm" svg:x2="11.58cm" svg:y2="1.961cm"><text:p/></draw:line><draw:custom-shape draw:style-name="gr50" draw:text-style-name="P40" svg:width="0.825cm" svg:height="0.844cm" svg:x="11.148cm" svg:y="0cm"><text:p text:style-name="P27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7" svg:x1="5.156cm" svg:y1="0.215cm" svg:x2="5.156cm" svg:y2="24.084cm"><text:p/></draw:line><draw:custom-shape draw:style-name="gr50" draw:text-style-name="P40" svg:width="0.825cm" svg:height="0.844cm" svg:x="11.081cm" svg:y="19.544cm"><text:p text:style-name="P27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89" svg:width="5.91cm" svg:height="1.442cm" svg:x="8.58cm" svg:y="17.018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0" draw:text-style-name="P28" svg:width="4.629cm" svg:height="1.378cm" svg:x="9.377cm" svg:y="17.159cm"><draw:text-box><text:p text:style-name="P27"><text:span text:style-name="T4">$dbrTree != null</text:span></text:p><text:p text:style-name="P27"><text:span text:style-name="T4">dbrtree</text:span><text:span text:style-name="T4">に親がある限り</text:span></text:p><text:p text:style-name="P27"><text:span text:style-name="T4">続ける</text:span></text:p></draw:text-box></draw:frame></draw:g><draw:line draw:style-name="gr8" draw:text-style-name="P30" svg:x1="11.565cm" svg:y1="10.359cm" svg:x2="11.565cm" svg:y2="11.315cm"><text:p/></draw:line><draw:g draw:style-name="gr4"><draw:custom-shape draw:style-name="gr27" draw:text-style-name="P42" svg:width="5.977cm" svg:height="0.727cm" svg:x="8.715cm" svg:y="1.961cm"><text:p text:style-name="P41"><text:span text:style-name="T13">$column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8" draw:text-style-name="P45" svg:width="5.977cm" svg:height="0.726cm" svg:x="8.715cm" svg:y="2.688cm"><text:p text:style-name="P41"><text:span text:style-name="T15">戻り値を格納する変数を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92cm" svg:y1="5.9cm" svg:x2="11.615cm" svg:y2="6.921cm"><text:p/></draw:line><draw:line draw:style-name="gr8" draw:text-style-name="P30" svg:x1="11.564cm" svg:y1="15.505cm" svg:x2="11.564cm" svg:y2="17.045cm"><text:p/></draw:line><draw:g draw:style-name="gr4"><draw:custom-shape draw:style-name="gr27" draw:text-style-name="P42" svg:width="5.977cm" svg:height="0.727cm" svg:x="8.715cm" svg:y="4.108cm"><text:p text:style-name="P41"><text:span text:style-name="T13">$columnNumber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1" draw:text-style-name="P45" svg:width="5.977cm" svg:height="1.066cm" svg:x="8.715cm" svg:y="4.835cm"><text:p text:style-name="P41"><text:span text:style-name="T15">取得対象が何行目のものかを示す</text:span></text:p><text:p text:style-name="P41"><text:span text:style-name="T15">値を格納する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621cm" svg:y1="3.413cm" svg:x2="11.616cm" svg:y2="4.126cm"><text:p/></draw:line><draw:g draw:style-name="gr4"><draw:custom-shape draw:style-name="gr92" draw:text-style-name="P42" svg:width="6.846cm" svg:height="0.941cm" svg:x="8.23cm" svg:y="11.238cm"><text:p text:style-name="P41"><text:span text:style-name="T13">$keyString = explode(STR_TWO_UNDERBAR,</text:span></text:p><text:p text:style-name="P41"><text:span text:style-name="T13"><text:s/></text:span><text:span text:style-name="T13">$dbrTree-&gt;parent-&gt;keyData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3" draw:text-style-name="P43" svg:width="6.846cm" svg:height="0.937cm" svg:x="8.23cm" svg:y="12.178cm"><text:p text:style-name="P41"><text:span text:style-name="T14">key</text:span><text:span text:style-name="T14">を</text:span><text:span text:style-name="T14">~</text:span><text:span text:style-name="T14">を境に分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65cm" svg:y1="13.116cm" svg:x2="11.565cm" svg:y2="14.072cm"><text:p/></draw:line><draw:g draw:style-name="gr4"><draw:custom-shape draw:style-name="gr94" draw:text-style-name="P42" svg:width="6.846cm" svg:height="0.759cm" svg:x="8.23cm" svg:y="13.991cm"><text:p text:style-name="P41"><text:span text:style-name="T13">$columnNumber = $keyString[1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5" draw:text-style-name="P43" svg:width="6.846cm" svg:height="0.756cm" svg:x="8.23cm" svg:y="14.75cm"><text:p text:style-name="P41"><text:span text:style-name="T14">行数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85" draw:text-style-name="P27" svg:width="5.82cm" svg:height="7.573cm" svg:x="11.564cm" svg:y="8.578cm" svg:viewBox="0 0 5821 7574" draw:points="4249,0 5821,0 5821,7574 0,7574"><text:p/></draw:polyline><draw:line draw:style-name="gr8" draw:text-style-name="P30" svg:x1="11.564cm" svg:y1="18.463cm" svg:x2="11.564cm" svg:y2="19.613cm"><text:p/></draw:line></draw:g></text:p>
      <text:p text:style-name="P16"><draw:g text:anchor-type="as-char" draw:z-index="57" draw:style-name="gr62"><draw:custom-shape draw:style-name="gr96" draw:text-style-name="P33" svg:width="7.466cm" svg:height="2.654cm" svg:x="5.442cm" svg:y="1.96cm"><text:p text:style-name="P27"><text:span text:style-name="T8">dbrTree</text:span><text:span text:style-name="T8">に結果セットが</text:span></text:p><text:p text:style-name="P27"><text:span text:style-name="T8">登録されていれば</text:span></text:p><text:p text:style-name="P27"><text:span text:style-name="T8">$this-&gt;checkColumn</text:span></text:p><text:p text:style-name="P27"><text:span text:style-name="T8">($dbrTree-&gt;db_result, $key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87" draw:text-style-name="P26" svg:width="4.929cm" svg:height="12.11cm" svg:x="0cm" svg:y="0.194cm"><draw:text-box><text:p><text:span text:style-name="T2">Fig2 </text:span><text:span text:style-name="T2">続き</text:span></text:p><text:p><text:span text:style-name="T2"/></text:p></draw:text-box></draw:frame><draw:line draw:style-name="gr3" draw:text-style-name="P27" svg:x1="5.156cm" svg:y1="0.215cm" svg:x2="5.156cm" svg:y2="24.084cm"><text:p/></draw:line><draw:custom-shape draw:style-name="gr50" draw:text-style-name="P40" svg:width="0.825cm" svg:height="0.844cm" svg:x="8.77cm" svg:y="0cm"><text:p text:style-name="P27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0" svg:x1="9.202cm" svg:y1="0.887cm" svg:x2="9.202cm" svg:y2="1.961cm"><text:p/></draw:line><draw:g draw:style-name="gr4"><draw:custom-shape draw:style-name="gr97" draw:text-style-name="P42" svg:width="5.016cm" svg:height="0.676cm" svg:x="6.406cm" svg:y="5.452cm"><text:p text:style-name="P41"><text:span text:style-name="T13">$dbrTree = $dbrTree-&gt;paren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8" draw:text-style-name="P43" svg:width="5.016cm" svg:height="0.673cm" svg:x="6.406cm" svg:y="6.128cm"><text:p text:style-name="P41"><text:span text:style-name="T14">親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9.202cm" svg:y1="4.614cm" svg:x2="9.202cm" svg:y2="5.528cm"><text:p/></draw:line><draw:line draw:style-name="gr8" draw:text-style-name="P30" svg:x1="9.203cm" svg:y1="9.562cm" svg:x2="9.192cm" svg:y2="11.522cm"><text:p/></draw:line><draw:frame draw:style-name="gr12" svg:width="0.602cm" svg:height="0.627cm" svg:x="13.367cm" svg:y="2.096cm"><draw:text-box><text:p>Y</text:p></draw:text-box></draw:frame><draw:frame draw:style-name="gr12" svg:width="0.602cm" svg:height="0.627cm" svg:x="10.717cm" svg:y="4.316cm"><draw:text-box><text:p>N</text:p></draw:text-box></draw:frame><draw:g draw:style-name="gr4"><draw:custom-shape draw:style-name="gr99" draw:text-style-name="P42" svg:width="5.1cm" svg:height="0.883cm" svg:x="12.448cm" svg:y="5.452cm"><text:p text:style-name="P41"><text:span text:style-name="T13">$column = $dbrTree-&gt;</text:span></text:p><text:p text:style-name="P41"><text:span text:style-name="T13">db_result[$columnNumber][$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0" draw:text-style-name="P43" svg:width="5.1cm" svg:height="0.877cm" svg:x="12.448cm" svg:y="6.334cm"><text:p text:style-name="P41"><text:span text:style-name="T14">カラム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85" draw:text-style-name="P27" svg:width="2.114cm" svg:height="2.176cm" svg:x="12.906cm" svg:y="3.277cm" svg:viewBox="0 0 2115 2177" draw:points="0,0 2115,0 2115,2177 2078,2177"><text:p/></draw:polyline><draw:custom-shape draw:style-name="gr73" draw:text-style-name="P29" svg:width="5.841cm" svg:height="0.803cm" svg:x="6.264cm" svg:y="8.759cm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0" svg:x1="9.203cm" svg:y1="9.562cm" svg:x2="9.192cm" svg:y2="11.522cm"><text:p/></draw:line><draw:polyline draw:style-name="gr85" draw:text-style-name="P27" svg:width="3.264cm" svg:height="5.866cm" draw:transform="rotate (-1.5707963267949) translate (15.0583194444444cm 7.21063888888889cm)" svg:viewBox="0 0 3265 5867" draw:points="0,0 3265,0 3265,5867"><text:p/></draw:polyline><draw:line draw:style-name="gr8" draw:text-style-name="P30" svg:x1="9.202cm" svg:y1="6.8cm" svg:x2="9.202cm" svg:y2="8.76cm"><text:p/></draw:line><draw:g draw:style-name="gr4"><draw:custom-shape draw:style-name="gr97" draw:text-style-name="P42" svg:width="5.016cm" svg:height="0.676cm" svg:x="6.668cm" svg:y="11.543cm"><text:p text:style-name="P41"><text:span text:style-name="T13">return $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8" draw:text-style-name="P43" svg:width="5.016cm" svg:height="0.673cm" svg:x="6.668cm" svg:y="12.218cm"><text:p text:style-name="P41"><text:span text:style-name="T14">column</text:span><text:span text:style-name="T14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9.203cm" svg:y1="12.892cm" svg:x2="9.192cm" svg:y2="14.852cm"><text:p/></draw:line><draw:custom-shape draw:style-name="gr50" draw:text-style-name="P40" svg:width="0.825cm" svg:height="0.844cm" svg:x="8.717cm" svg:y="14.824cm"><text:p text:style-name="P27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3"/>
      <text:p text:style-name="P14"><draw:g text:anchor-type="as-char" draw:z-index="60" draw:style-name="gr62"><draw:frame draw:style-name="gr87" draw:text-style-name="P26" svg:width="4.929cm" svg:height="12.11cm" svg:x="0cm" svg:y="0.083cm"><draw:text-box><text:p><text:span text:style-name="T2">Fig3 </text:span><text:span text:style-name="T2">続き</text:span></text:p><text:p><text:span text:style-name="T2"/></text:p></draw:text-box></draw:frame><draw:frame draw:style-name="gr12" svg:width="0.602cm" svg:height="0.627cm" svg:x="15.05cm" svg:y="0.968cm"><draw:text-box><text:p>N</text:p></draw:text-box></draw:frame><draw:custom-shape draw:style-name="gr50" draw:text-style-name="P40" svg:width="0.825cm" svg:height="0.844cm" svg:x="11.148cm" svg:y="0cm"><text:p text:style-name="P27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7" svg:x1="5.156cm" svg:y1="0.102cm" svg:x2="5.156cm" svg:y2="23.971cm"><text:p/></draw:line><draw:custom-shape draw:style-name="gr73" draw:text-style-name="P29" svg:width="5.841cm" svg:height="0.803cm" svg:x="8.798cm" svg:y="15.912cm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0" svg:x1="11.564cm" svg:y1="5.77cm" svg:x2="11.564cm" svg:y2="6.775cm"><text:p/></draw:line><draw:g draw:style-name="gr4"><draw:custom-shape draw:style-name="gr103" draw:text-style-name="P42" svg:width="4.867cm" svg:height="0.93cm" svg:x="9.082cm" svg:y="17.434cm"><text:p text:style-name="P41"><text:span text:style-name="T21">$strAll = </text:span></text:p><text:p text:style-name="P41"><text:span text:style-name="T21">"[" . $strBlock . "]"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4" draw:text-style-name="P43" svg:width="4.867cm" svg:height="0.925cm" svg:x="9.082cm" svg:y="18.364cm"><text:p text:style-name="P41"><text:span text:style-name="T14">作成した全ブロックを</text:span></text:p><text:p text:style-name="P41"><text:span text:style-name="T14">配列の括弧で囲む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05" draw:text-style-name="P33" svg:width="6.12cm" svg:height="1.795cm" svg:x="8.548cm" svg:y="1.616cm"><text:p text:style-name="P27"><text:span text:style-name="T8">文字列の行単位の</text:span></text:p><text:p text:style-name="P27"><text:span text:style-name="T8">変数が空でなければ</text:span></text:p><text:p text:style-name="P27"><text:span text:style-name="T8">$strLine != ""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0" svg:x1="11.58cm" svg:y1="0.836cm" svg:x2="11.58cm" svg:y2="1.616cm"><text:p/></draw:line><draw:frame draw:style-name="gr12" svg:width="0.602cm" svg:height="0.627cm" svg:x="13.564cm" svg:y="3.187cm"><draw:text-box><text:p>Y</text:p></draw:text-box></draw:frame><draw:g draw:style-name="gr4"><draw:custom-shape draw:style-name="gr106" draw:text-style-name="P42" svg:width="5.977cm" svg:height="0.795cm" svg:x="8.673cm" svg:y="4.187cm"><text:p text:style-name="P41"><text:span text:style-name="T13">$strLine .= ",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7" draw:text-style-name="P43" svg:width="5.977cm" svg:height="0.791cm" svg:x="8.673cm" svg:y="4.981cm"><text:p text:style-name="P41"><text:span text:style-name="T14">行の文字列をカンマで区切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64cm" svg:y1="3.399cm" svg:x2="11.58cm" svg:y2="4.262cm"><text:p/></draw:line><draw:polyline draw:style-name="gr85" draw:text-style-name="P27" svg:width="4.83cm" svg:height="3.687cm" svg:x="11.564cm" svg:y="2.505cm" svg:viewBox="0 0 4831 3688" draw:points="3103,0 4831,0 4831,3688 0,3688"><text:p/></draw:polyline><draw:g draw:style-name="gr4"><draw:custom-shape draw:style-name="gr108" draw:text-style-name="P42" svg:width="5.977cm" svg:height="0.918cm" svg:x="8.673cm" svg:y="6.666cm"><text:p text:style-name="P41"><text:span text:style-name="T13">$strLine .= '"' . $sColName</text:span></text:p><text:p text:style-name="P41"><text:span text:style-name="T13"><text:s text:c="2"/></text:span><text:span text:style-name="T13">. '":"' . $value . '"' 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3" svg:width="5.977cm" svg:height="0.913cm" svg:x="8.673cm" svg:y="7.583cm"><text:p text:style-name="P41"><text:span text:style-name="T14">1</text:span><text:span text:style-name="T14">列分のデータを文字列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64cm" svg:y1="8.496cm" svg:x2="11.564cm" svg:y2="9.283cm"><text:p/></draw:line><draw:custom-shape draw:style-name="gr73" draw:text-style-name="P29" svg:width="5.841cm" svg:height="0.803cm" svg:x="8.715cm" svg:y="9.225cm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0" svg:x1="11.564cm" svg:y1="10.028cm" svg:x2="11.564cm" svg:y2="10.786cm"><text:p/></draw:line><draw:g draw:style-name="gr4"><draw:custom-shape draw:style-name="gr108" draw:text-style-name="P42" svg:width="5.977cm" svg:height="0.918cm" svg:x="8.673cm" svg:y="10.707cm"><text:p text:style-name="P41"><text:span text:style-name="T13">$strBlock .= </text:span></text:p><text:p text:style-name="P41"><text:span text:style-name="T13">$strBlock != "" ? "," : "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3" svg:width="5.977cm" svg:height="0.913cm" svg:x="8.673cm" svg:y="11.624cm"><text:p text:style-name="P41"><text:span text:style-name="T14">行に文字列が入っていたら、</text:span></text:p><text:p text:style-name="P41"><text:span text:style-name="T14">カンマで区切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64cm" svg:y1="12.536cm" svg:x2="11.564cm" svg:y2="13.61cm"><text:p/></draw:line><draw:g draw:style-name="gr4"><draw:custom-shape draw:style-name="gr110" draw:text-style-name="P42" svg:width="5.977cm" svg:height="0.706cm" svg:x="8.673cm" svg:y="13.571cm"><text:p text:style-name="P41"><text:span text:style-name="T13">$strBlock .= "{" . $strLine . "}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3" svg:width="5.977cm" svg:height="0.913cm" svg:x="8.673cm" svg:y="14.277cm"><text:p text:style-name="P41"><text:span text:style-name="T14">作成した行の文字列をブ</text:span></text:p><text:p text:style-name="P41"><text:span text:style-name="T14">ロックの文字列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64cm" svg:y1="15.189cm" svg:x2="11.564cm" svg:y2="15.986cm"><text:p/></draw:line><draw:line draw:style-name="gr8" draw:text-style-name="P30" svg:x1="11.564cm" svg:y1="16.715cm" svg:x2="11.564cm" svg:y2="17.512cm"><text:p/></draw:line><draw:line draw:style-name="gr8" draw:text-style-name="P30" svg:x1="11.564cm" svg:y1="19.287cm" svg:x2="11.564cm" svg:y2="20.084cm"><text:p/></draw:line><draw:g draw:style-name="gr4"><draw:custom-shape draw:style-name="gr77" draw:text-style-name="P42" svg:width="5.977cm" svg:height="0.585cm" svg:x="8.673cm" svg:y="20.084cm"><text:p text:style-name="P41"><text:span text:style-name="T13">return $strA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1" draw:text-style-name="P43" svg:width="5.977cm" svg:height="0.756cm" svg:x="8.673cm" svg:y="20.667cm"><text:p text:style-name="P41"><text:span text:style-name="T14">作成した文字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0" svg:x1="11.564cm" svg:y1="21.421cm" svg:x2="11.58cm" svg:y2="22.284cm"><text:p/></draw:line><draw:custom-shape draw:style-name="gr50" draw:text-style-name="P40" svg:width="0.825cm" svg:height="0.844cm" svg:x="11.148cm" svg:y="22.241cm"><text:p text:style-name="P27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3"><draw:g text:anchor-type="as-char" svg:y="-12.037cm" draw:z-index="41" draw:style-name="gr48"><draw:frame draw:style-name="gr49" draw:text-style-name="P26" svg:width="4.929cm" svg:height="15.412cm" svg:x="0cm" svg:y="0.238cm"><draw:text-box><text:p><text:span text:style-name="T2">Fig4</text:span></text:p><text:p><text:span text:style-name="T2">関数名：</text:span><text:span text:style-name="T2">outputJSON</text:span></text:p><text:p text:style-name="P35"><text:span text:style-name="T2">概要 <text:s/></text:span><text:span text:style-name="T2">:DB</text:span><text:span text:style-name="T2">から取得したレコードで</text:span><text:span text:style-name="T2">JSON</text:span><text:span text:style-name="T2">を作る</text:span><text:span text:style-name="T10">。</text:span></text:p><text:p text:style-name="P36"><text:span text:style-name="T2">引数 <text:s/></text:span><text:span text:style-name="T2">:String $jsonString:</text:span><text:span text:style-name="T2">クライアントから受け取った</text:span><text:span text:style-name="T2">JSON</text:span><text:span text:style-name="T2">文字列</text:span></text:p><text:p text:style-name="P37"><text:span text:style-name="T2">String $key:JSON</text:span><text:span text:style-name="T2">のトップのノードのキー</text:span></text:p><text:p text:style-name="P36"><text:span text:style-name="T2">戻り値</text:span><text:span text:style-name="T2">:</text:span><text:span text:style-name="T2">なし</text:span></text:p><text:p text:style-name="P35"><text:span text:style-name="T2">変数　</text:span><text:span text:style-name="T2">:Object $this:</text:span><text:span text:style-name="T2">クラスインスタンス自身</text:span></text:p><text:p text:style-name="P46"><text:span text:style-name="T2">PDO $this-&gt;dbh:DB</text:span><text:span text:style-name="T2">との接続のインスタンス</text:span></text:p><text:p text:style-name="P35"><text:span text:style-name="T2"/></text:p><text:p text:style-name="P35"><text:span text:style-name="T2"/></text:p></draw:text-box></draw:frame><draw:line draw:style-name="gr8" draw:text-style-name="P30" svg:x1="9.816cm" svg:y1="3.9cm" svg:x2="9.816cm" svg:y2="4.727cm"><text:p/></draw:line><draw:custom-shape draw:style-name="gr50" draw:text-style-name="P40" svg:width="0.825cm" svg:height="0.844cm" svg:x="9.384cm" svg:y="0cm"><text:p text:style-name="P27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7" svg:x1="5.105cm" svg:y1="0.205cm" svg:x2="5.105cm" svg:y2="24.074cm"><text:p/></draw:line><draw:line draw:style-name="gr8" draw:text-style-name="P30" svg:x1="9.816cm" svg:y1="9.647cm" svg:x2="9.832cm" svg:y2="10.605cm"><text:p/></draw:line><draw:frame draw:style-name="gr51" draw:text-style-name="P48" svg:width="1.167cm" svg:height="0.415cm" svg:x="12.693cm" svg:y="9.89cm"><draw:text-box><text:p><text:span text:style-name="T20">Fig0</text:span></text:p></draw:text-box></draw:frame><draw:line draw:style-name="gr8" draw:text-style-name="P30" svg:x1="9.816cm" svg:y1="0.843cm" svg:x2="9.816cm" svg:y2="1.469cm"><text:p/></draw:line><draw:g draw:style-name="gr4"><draw:custom-shape draw:style-name="gr52" draw:text-style-name="P44" svg:width="8.113cm" svg:height="2.128cm" svg:x="5.69cm" svg:y="7.519cm"><text:p text:style-name="P27"><text:span text:style-name="T4">$this-&gt;createJSON</text:span></text:p><text:p text:style-name="P27"><text:span text:style-name="T4">($this-&gt;json, $key, null);</text:span></text:p><text:p text:style-name="P27"><text:span text:style-name="T4"/></text:p><text:p text:style-name="P27"><text:span text:style-name="T4">JSON</text:span><text:span text:style-name="T4">文字列の作成を行う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5" draw:text-style-name="P27" svg:x1="6.609cm" svg:y1="8.594cm" svg:x2="12.848cm" svg:y2="8.594cm"><text:p/></draw:line></draw:g><draw:g draw:style-name="gr4"><draw:custom-shape draw:style-name="gr53" draw:text-style-name="P44" svg:width="8.113cm" svg:height="2.465cm" svg:x="5.69cm" svg:y="1.506cm"><text:p text:style-name="P27"><text:span text:style-name="T4">$this-&gt;getJSONMap($jsonString);</text:span></text:p><text:p text:style-name="P27"><text:span text:style-name="T4"/></text:p><text:p text:style-name="P27"><text:span text:style-name="T4">引数の</text:span><text:span text:style-name="T4">JSON</text:span><text:span text:style-name="T4">文字列を変換して、</text:span></text:p><text:p text:style-name="P27"><text:span text:style-name="T4">JSON</text:span><text:span text:style-name="T4">の連想配列を取得し</text:span></text:p><text:p text:style-name="P27"><text:span text:style-name="T4">てクラスのオブジェクトのメ</text:span></text:p><text:p text:style-name="P27"><text:span text:style-name="T4">ンバに格納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5" draw:text-style-name="P27" svg:x1="6.609cm" svg:y1="2.368cm" svg:x2="12.848cm" svg:y2="2.368cm"><text:p/></draw:line><draw:frame draw:style-name="gr54" draw:text-style-name="P48" svg:width="1.167cm" svg:height="0.481cm" svg:x="12.956cm" svg:y="4.17cm"><draw:text-box><text:p><text:span text:style-name="T20">Fig5</text:span></text:p></draw:text-box></draw:frame></draw:g><draw:g draw:style-name="gr4"><draw:custom-shape draw:style-name="gr55" draw:text-style-name="P42" svg:width="8.113cm" svg:height="1.064cm" svg:x="5.704cm" svg:y="4.65cm"><text:p text:style-name="P41"><text:span text:style-name="T13">$this-&gt;dbh = </text:span></text:p><text:p text:style-name="P41"><text:span text:style-name="T13">new PDO(DSN, DB_USER, DB_PASSWORD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6" draw:text-style-name="P43" svg:width="8.113cm" svg:height="1.059cm" svg:x="5.704cm" svg:y="5.713cm"><text:p text:style-name="P41"><text:span text:style-name="T14">データベースに接続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9.816cm" svg:y1="6.771cm" svg:x2="9.816cm" svg:y2="7.598cm"><text:p/></draw:line><draw:custom-shape draw:style-name="gr50" draw:text-style-name="P40" svg:width="0.825cm" svg:height="0.844cm" svg:x="9.449cm" svg:y="14.123cm"><text:p text:style-name="P27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55" draw:text-style-name="P42" svg:width="8.113cm" svg:height="1.064cm" svg:x="5.704cm" svg:y="10.599cm"><text:p text:style-name="P41"><text:span text:style-name="T13">$this-&gt;dbh = null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6" draw:text-style-name="P43" svg:width="8.113cm" svg:height="1.059cm" svg:x="5.704cm" svg:y="11.663cm"><text:p text:style-name="P41"><text:span text:style-name="T14">最後に必ず</text:span><text:span text:style-name="T14">DB</text:span><text:span text:style-name="T14">との接続を切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9.816cm" svg:y1="12.642cm" svg:x2="9.816cm" svg:y2="14.219cm"><text:p/></draw:line></draw:g></text:p>
      <text:p text:style-name="P15"/>
      <text:p text:style-name="P17"><draw:g text:anchor-type="as-char" draw:z-index="61" draw:style-name="gr62"><draw:custom-shape draw:style-name="gr112" draw:text-style-name="P29" svg:width="7.115cm" svg:height="1.25cm" svg:x="6.391cm" svg:y="14.38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0" svg:x1="10.135cm" svg:y1="15.633cm" svg:x2="10.135cm" svg:y2="17.016cm"><text:p/></draw:line><draw:line draw:style-name="gr3" draw:text-style-name="P27" svg:x1="5.105cm" svg:y1="0cm" svg:x2="5.105cm" svg:y2="23.869cm"><text:p/></draw:line><draw:line draw:style-name="gr8" draw:text-style-name="P30" svg:x1="10.01cm" svg:y1="13.259cm" svg:x2="10.01cm" svg:y2="14.381cm"><text:p/></draw:line><draw:g draw:style-name="gr4"><draw:line draw:style-name="gr8" draw:text-style-name="P30" svg:x1="9.948cm" svg:y1="9.253cm" svg:x2="9.948cm" svg:y2="10.115cm"><text:p/></draw:line><draw:g draw:style-name="gr4"><draw:custom-shape draw:style-name="gr113" svg:width="6.959cm" svg:height="1.569cm" svg:x="6.516cm" svg:y="7.674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4" draw:text-style-name="P51" svg:width="5.449cm" svg:height="1.77cm" svg:x="7.456cm" svg:y="7.867cm"><draw:text-box><text:list text:style-name=""><text:list-item><text:p text:style-name="P27"><text:span text:style-name="T22">結果セットの列を</text:span></text:p></text:list-item><text:list-item><text:p text:style-name="P27"><text:span text:style-name="T22">走査する</text:span></text:p></text:list-item></text:list><text:p text:style-name="P50"><text:span text:style-name="T23">$rs[0] as $key =&gt; $valu</text:span></text:p></draw:text-box></draw:frame></draw:g></draw:g><draw:line draw:style-name="gr8" draw:text-style-name="P30" svg:x1="10.135cm" svg:y1="18.922cm" svg:x2="10.135cm" svg:y2="19.777cm"><text:p/></draw:line><draw:frame draw:style-name="gr115" draw:text-style-name="P26" svg:width="4.929cm" svg:height="22.016cm" svg:x="0cm" svg:y="0.24cm"><draw:text-box><text:p><text:span text:style-name="T2">Fig6</text:span></text:p><text:p><text:span text:style-name="T2">関数名：</text:span><text:span text:style-name="T2">checkColumn</text:span></text:p><text:p text:style-name="P35"><text:span text:style-name="T2">概要 <text:s/></text:span><text:span text:style-name="T2">:</text:span><text:span text:style-name="T2">結果セットに指定した列名を持つ列があるかをチェックする</text:span></text:p><text:p text:style-name="P36"><text:span text:style-name="T2">引数 <text:s/></text:span><text:span text:style-name="T2">:Array $rs:</text:span><text:span text:style-name="T2">指定した列があるかをチェックする対象の結果セット</text:span></text:p><text:p text:style-name="P37"><text:span text:style-name="T2">String $columnName:</text:span><text:span text:style-name="T2">チェック対象の列名</text:span></text:p><text:p text:style-name="P36"><text:span text:style-name="T2">戻り値</text:span><text:span text:style-name="T2">:boolean:</text:span><text:span text:style-name="T2">列の存在を判定して返す</text:span></text:p><text:p text:style-name="P35"><text:span text:style-name="T2">変数 　</text:span><text:span text:style-name="T2">:Boolean $retBoo:</text:span><text:span text:style-name="T2">返却する真理値を格納する変数</text:span></text:p><text:p text:style-name="P46"><text:span text:style-name="T2"/></text:p><text:p text:style-name="P46"><text:span text:style-name="T2"/></text:p></draw:text-box></draw:frame><draw:custom-shape draw:style-name="gr50" draw:text-style-name="P40" svg:width="0.825cm" svg:height="0.844cm" svg:x="9.384cm" svg:y="0.002cm"><text:p text:style-name="P27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0" svg:width="0.825cm" svg:height="0.844cm" svg:x="9.636cm" svg:y="19.782cm"><text:p text:style-name="P27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0" svg:x1="9.816cm" svg:y1="0.843cm" svg:x2="9.816cm" svg:y2="1.591cm"><text:p/></draw:line><draw:line draw:style-name="gr8" draw:text-style-name="P30" svg:x1="9.885cm" svg:y1="3.875cm" svg:x2="9.885cm" svg:y2="4.73cm"><text:p/></draw:line><draw:g draw:style-name="gr4"><draw:custom-shape draw:style-name="gr116" draw:text-style-name="P42" svg:width="7.261cm" svg:height="0.962cm" svg:x="6.391cm" svg:y="16.99cm"><text:p text:style-name="P41"><text:span text:style-name="T13">return $retBoo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7" draw:text-style-name="P47" svg:width="7.261cm" svg:height="0.957cm" svg:x="6.391cm" svg:y="17.951cm"><text:p text:style-name="P41"><text:span text:style-name="T17">判定を返す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118" draw:text-style-name="P42" svg:width="7.261cm" svg:height="1.131cm" svg:x="6.265cm" svg:y="1.617cm"><text:p text:style-name="P41"><text:span text:style-name="T13">$retBoo = fals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9" draw:text-style-name="P47" svg:width="7.261cm" svg:height="1.128cm" svg:x="6.265cm" svg:y="2.748cm"><text:p text:style-name="P41"><text:span text:style-name="T17">返却用の真理値の変数を宣言、</text:span></text:p><text:p text:style-name="P41"><text:span text:style-name="T17">false</text:span><text:span text:style-name="T17">で初期化する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20" draw:text-style-name="P33" svg:width="7.988cm" svg:height="3.246cm" svg:x="6.034cm" svg:y="9.982cm"><text:p text:style-name="P27"><text:span text:style-name="T8">結果セットの列に指定した列名の列が存在する</text:span></text:p><text:p text:style-name="P27"><text:span text:style-name="T8">$key == $columnNam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4"><draw:custom-shape draw:style-name="gr121" draw:text-style-name="P42" svg:width="5.118cm" svg:height="0.962cm" svg:x="13.878cm" svg:y="13.035cm"><text:p text:style-name="P41"><text:span text:style-name="T13">$retBoo = tru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2" draw:text-style-name="P47" svg:width="5.118cm" svg:height="0.957cm" svg:x="13.878cm" svg:y="13.996cm"><text:p text:style-name="P41"><text:span text:style-name="T17">返す変数に</text:span><text:span text:style-name="T17">true</text:span><text:span text:style-name="T17">を格納する</text:span></text:p><draw:enhanced-geometry svg:viewBox="0 0 21600 21600" draw:glue-points="10800 0 0 10800 10800 21600 21600 10800" draw:type="flowchart-process" draw:enhanced-path="M 0 0 L 21600 0 21600 21600 0 21600 0 0 Z N"/></draw:custom-shape></draw:g><draw:polyline draw:style-name="gr14" draw:text-style-name="P27" svg:width="2.509cm" svg:height="1.488cm" svg:x="14.021cm" svg:y="11.546cm" svg:viewBox="0 0 2510 1489" draw:points="0,0 2510,0 2510,1489"><text:p/></draw:polyline><draw:polyline draw:style-name="gr14" draw:text-style-name="P27" svg:width="6.488cm" svg:height="1.131cm" svg:x="10.136cm" svg:y="14.953cm" svg:viewBox="0 0 6489 1132" draw:points="6489,0 6489,1132 0,1132"><text:p/></draw:polyline><draw:frame draw:style-name="gr123" svg:width="0.876cm" svg:height="0.569cm" svg:x="12.513cm" svg:y="12.245cm"><draw:text-box><text:p>N</text:p></draw:text-box></draw:frame><draw:frame draw:style-name="gr124" svg:width="0.749cm" svg:height="0.489cm" svg:x="14.296cm" svg:y="10.444cm"><draw:text-box><text:p>Y</text:p></draw:text-box></draw:frame><draw:custom-shape draw:style-name="gr125" draw:text-style-name="P33" svg:width="5.451cm" svg:height="2.089cm" svg:x="7.186cm" svg:y="4.634cm"><text:p text:style-name="P27"><text:span text:style-name="T8">結果セットが</text:span><text:span text:style-name="T8">null</text:span><text:span text:style-name="T8">でない</text:span></text:p><text:p text:style-name="P27"><text:span text:style-name="T8">$rs != 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0" svg:x1="10.01cm" svg:y1="6.722cm" svg:x2="10.01cm" svg:y2="7.844cm"><text:p/></draw:line></draw:g></text:p>
      <text:p text:style-name="P18"><draw:g text:anchor-type="as-char" draw:z-index="62" draw:style-name="gr62"><draw:custom-shape draw:style-name="gr112" draw:text-style-name="P29" svg:width="7.115cm" svg:height="1.25cm" svg:x="6.391cm" svg:y="10.90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0" svg:x1="10.135cm" svg:y1="14.552cm" svg:x2="10.135cm" svg:y2="16.704cm"><text:p/></draw:line><draw:line draw:style-name="gr3" draw:text-style-name="P27" svg:x1="5.105cm" svg:y1="0cm" svg:x2="5.105cm" svg:y2="23.869cm"><text:p/></draw:line><draw:line draw:style-name="gr8" draw:text-style-name="P30" svg:x1="10.011cm" svg:y1="8.678cm" svg:x2="9.97cm" svg:y2="10.904cm"><text:p/></draw:line><draw:g draw:style-name="gr4"><draw:line draw:style-name="gr8" draw:text-style-name="P30" svg:x1="9.948cm" svg:y1="5.735cm" svg:x2="9.948cm" svg:y2="6.428cm"><text:p/></draw:line><draw:g draw:style-name="gr4"><draw:custom-shape draw:style-name="gr126" svg:width="6.959cm" svg:height="1.26cm" svg:x="6.516cm" svg:y="4.471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27" draw:text-style-name="P51" svg:width="5.449cm" svg:height="1.422cm" svg:x="7.456cm" svg:y="4.621cm"><draw:text-box><text:list text:style-name=""><text:list-item><text:p text:style-name="P27"><text:span text:style-name="T22">引数の配列についてループする</text:span></text:p></text:list-item></text:list><text:p text:style-name="P50"><text:span text:style-name="T23">$array as $key =&gt; $dummyValue</text:span></text:p></draw:text-box></draw:frame></draw:g></draw:g><draw:frame draw:style-name="gr115" draw:text-style-name="P26" svg:width="4.929cm" svg:height="22.016cm" svg:x="0cm" svg:y="0.24cm"><draw:text-box><text:p><text:span text:style-name="T2">Fig7</text:span></text:p><text:p><text:span text:style-name="T2">関数名：</text:span><text:span text:style-name="T2">is_hash</text:span></text:p><text:p text:style-name="P35"><text:span text:style-name="T2">概要 <text:s/></text:span><text:span text:style-name="T2">:</text:span><text:span text:style-name="T2">引数を配列であるか連想配列であるか判定する</text:span></text:p><text:p text:style-name="P36"><text:span text:style-name="T2">引数 <text:s/></text:span><text:span text:style-name="T2">:Array array:</text:span><text:span text:style-name="T2">判定する配列</text:span></text:p><text:p text:style-name="P36"><text:span text:style-name="T2">戻り値</text:span><text:span text:style-name="T2">boolean:</text:span><text:span text:style-name="T2">列の型を判定して返す。</text:span><text:span text:style-name="T2">true</text:span><text:span text:style-name="T2">が連想配列、</text:span><text:span text:style-name="T2">false</text:span><text:span text:style-name="T2">が配列</text:span></text:p><text:p text:style-name="P35"><text:span text:style-name="T2">変数 　</text:span><text:span text:style-name="T2">int $i:</text:span><text:span text:style-name="T2">カウンター変数</text:span></text:p><text:p text:style-name="P46"><text:span text:style-name="T2"/></text:p><text:p text:style-name="P46"><text:span text:style-name="T2"/></text:p></draw:text-box></draw:frame><draw:custom-shape draw:style-name="gr50" draw:text-style-name="P40" svg:width="0.825cm" svg:height="0.844cm" svg:x="9.384cm" svg:y="0.002cm"><text:p text:style-name="P27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0" svg:width="0.825cm" svg:height="0.844cm" svg:x="9.636cm" svg:y="16.704cm"><text:p text:style-name="P27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0" svg:x1="9.816cm" svg:y1="0.843cm" svg:x2="9.816cm" svg:y2="1.591cm"><text:p/></draw:line><draw:line draw:style-name="gr8" draw:text-style-name="P30" svg:x1="9.885cm" svg:y1="3.642cm" svg:x2="9.885cm" svg:y2="4.497cm"><text:p/></draw:line><draw:custom-shape draw:style-name="gr128" draw:text-style-name="P42" svg:width="7.261cm" svg:height="1.013cm" svg:x="6.265cm" svg:y="1.617cm"><text:p text:style-name="P41"><text:span text:style-name="T13">$i = 0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9" draw:text-style-name="P47" svg:width="7.261cm" svg:height="1.011cm" svg:x="6.265cm" svg:y="2.63cm"><text:p text:style-name="P41"><text:span text:style-name="T17">カウンター変数を</text:span><text:span text:style-name="T17">0</text:span><text:span text:style-name="T17">で初期化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0" draw:text-style-name="P33" svg:width="5.303cm" svg:height="2.306cm" svg:x="7.251cm" svg:y="6.371cm"><text:p text:style-name="P27"><text:span text:style-name="T8">配列のキーが数字でないとき</text:span></text:p><text:p text:style-name="P27"><text:span text:style-name="T8">$key !== $i++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4"><draw:custom-shape draw:style-name="gr131" draw:text-style-name="P42" svg:width="5.118cm" svg:height="0.675cm" svg:x="13.3cm" svg:y="8.707cm"><text:p text:style-name="P41"><text:span text:style-name="T13">return tru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2" draw:text-style-name="P47" svg:width="5.118cm" svg:height="0.671cm" svg:x="13.3cm" svg:y="9.38cm"><text:p text:style-name="P41"><text:span text:style-name="T17">連想配列なので</text:span><text:span text:style-name="T17">true</text:span><text:span text:style-name="T17">を返す</text:span></text:p><draw:enhanced-geometry svg:viewBox="0 0 21600 21600" draw:glue-points="10800 0 0 10800 10800 21600 21600 10800" draw:type="flowchart-process" draw:enhanced-path="M 0 0 L 21600 0 21600 21600 0 21600 0 0 Z N"/></draw:custom-shape></draw:g><draw:polyline draw:style-name="gr14" draw:text-style-name="P27" svg:width="3.297cm" svg:height="1.17cm" svg:x="12.554cm" svg:y="7.535cm" svg:viewBox="0 0 3298 1171" draw:points="0,0 3298,0 3298,1171"><text:p/></draw:polyline><draw:polyline draw:style-name="gr14" draw:text-style-name="P27" svg:width="5.804cm" svg:height="5.486cm" svg:x="10.135cm" svg:y="10.052cm" svg:viewBox="0 0 5805 5487" draw:points="5805,0 5805,5487 0,5487"><text:p/></draw:polyline><draw:frame draw:style-name="gr123" svg:width="0.876cm" svg:height="0.569cm" svg:x="10.908cm" svg:y="8.677cm"><draw:text-box><text:p>N</text:p></draw:text-box></draw:frame><draw:frame draw:style-name="gr124" svg:width="0.749cm" svg:height="0.489cm" svg:x="13.36cm" svg:y="6.835cm"><draw:text-box><text:p>Y</text:p></draw:text-box></draw:frame><draw:g draw:style-name="gr4"><draw:custom-shape draw:style-name="gr131" draw:text-style-name="P42" svg:width="5.118cm" svg:height="0.675cm" svg:x="7.373cm" svg:y="13.208cm"><text:p text:style-name="P41"><text:span text:style-name="T13">return fals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2" draw:text-style-name="P47" svg:width="5.118cm" svg:height="0.671cm" svg:x="7.373cm" svg:y="13.882cm"><text:p text:style-name="P41"><text:span text:style-name="T17">連想配列ではないので</text:span><text:span text:style-name="T17">false</text:span><text:span text:style-name="T17">を返す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10.01cm" svg:y1="12.151cm" svg:x2="10.01cm" svg:y2="13.398cm"><text:p/></draw:line></draw:g></text:p>
      <text:p text:style-name="P19"><draw:g text:anchor-type="as-char" draw:z-index="63" draw:style-name="gr62"><draw:line draw:style-name="gr8" draw:text-style-name="P30" svg:x1="10.135cm" svg:y1="12.714cm" svg:x2="10.135cm" svg:y2="14.086cm"><text:p/></draw:line><draw:line draw:style-name="gr3" draw:text-style-name="P27" svg:x1="5.105cm" svg:y1="0cm" svg:x2="5.105cm" svg:y2="23.869cm"><text:p/></draw:line><draw:line draw:style-name="gr8" draw:text-style-name="P30" svg:x1="10.01cm" svg:y1="6.554cm" svg:x2="10.028cm" svg:y2="7.729cm"><text:p/></draw:line><draw:frame draw:style-name="gr115" draw:text-style-name="P26" svg:width="4.929cm" svg:height="22.016cm" svg:x="0cm" svg:y="0.24cm"><draw:text-box><text:p><text:span text:style-name="T2">Fig8</text:span></text:p><text:p><text:span text:style-name="T2">関数名：</text:span><text:span text:style-name="T2">getListJSONPlusKey</text:span></text:p><text:p text:style-name="P35"><text:span text:style-name="T2">概要 <text:s/></text:span><text:span text:style-name="T2">:getListJSON</text:span><text:span text:style-name="T2">で作成した配列を、クライアントから送信された</text:span><text:span text:style-name="T2">JSON</text:span><text:span text:style-name="T2">に格納して文字列で返す。</text:span></text:p><text:p text:style-name="P36"><text:span text:style-name="T2">引数 <text:s/></text:span><text:span text:style-name="T2">:Object $json:JSON</text:span><text:span text:style-name="T2">のオブジェクト</text:span></text:p><text:p text:style-name="P52"><text:span text:style-name="T2">String $key:</text:span><text:span text:style-name="T2">キー名</text:span></text:p><text:p text:style-name="P36"><text:span text:style-name="T2">戻り値</text:span><text:span text:style-name="T2">String:</text:span><text:span text:style-name="T2">オブジェクトで囲んだ配列の</text:span><text:span text:style-name="T2">JSON</text:span><text:span text:style-name="T2">文字列を返す</text:span></text:p><text:p text:style-name="P35"><text:span text:style-name="T2">変数 　</text:span><text:span text:style-name="T2">Array $retArray:</text:span><text:span text:style-name="T2">返却する配列の変数</text:span></text:p><text:p text:style-name="P46"><text:span text:style-name="T2"/></text:p><text:p text:style-name="P46"><text:span text:style-name="T2"/></text:p><text:p text:style-name="P46"><text:span text:style-name="T2"/></text:p></draw:text-box></draw:frame><draw:custom-shape draw:style-name="gr50" draw:text-style-name="P40" svg:width="0.825cm" svg:height="0.844cm" svg:x="9.384cm" svg:y="0.002cm"><text:p text:style-name="P27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0" svg:width="0.825cm" svg:height="0.844cm" svg:x="9.636cm" svg:y="14.023cm"><text:p text:style-name="P27"><text:span text:style-name="T12">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0" svg:x1="9.816cm" svg:y1="0.843cm" svg:x2="9.816cm" svg:y2="1.591cm"><text:p/></draw:line><draw:g draw:style-name="gr4"><draw:custom-shape draw:style-name="gr133" draw:text-style-name="P42" svg:width="6.887cm" svg:height="1.073cm" svg:x="6.463cm" svg:y="4.413cm"><text:p text:style-name="P41"><text:span text:style-name="T13">$json[$key] = json_decode ($retArray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7" svg:width="6.887cm" svg:height="1.068cm" svg:x="6.463cm" svg:y="5.486cm"><text:p text:style-name="P41"><text:span text:style-name="T17">JSON</text:span><text:span text:style-name="T17">配列の文字列を配列データに変</text:span></text:p><text:p text:style-name="P41"><text:span text:style-name="T17">換し、引数の</text:span><text:span text:style-name="T17">JSON</text:span><text:span text:style-name="T17">に追加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52" draw:text-style-name="P44" svg:width="8.113cm" svg:height="2.128cm" svg:x="5.99cm" svg:y="1.441cm"><text:p text:style-name="P27"><text:span text:style-name="T4">$retArray = $this-&gt;</text:span></text:p><text:p text:style-name="P27"><text:span text:style-name="T4">getListJSON($json);</text:span></text:p><text:p text:style-name="P27"><text:span text:style-name="T4"/></text:p><text:p text:style-name="P27"><text:span text:style-name="T4">getListJSON</text:span><text:span text:style-name="T4">でテーブル用の</text:span></text:p><text:p text:style-name="P27"><text:span text:style-name="T4">JSON</text:span><text:span text:style-name="T4">配列を作成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5" draw:text-style-name="P27" svg:x1="6.909cm" svg:y1="2.515cm" svg:x2="13.148cm" svg:y2="2.515cm"><text:p/></draw:line></draw:g><draw:frame draw:style-name="gr135" svg:width="1.216cm" svg:height="0.851cm" svg:x="13.714cm" svg:y="3.568cm"><draw:text-box><text:p>Fig.4</text:p></draw:text-box></draw:frame><draw:line draw:style-name="gr8" draw:text-style-name="P30" svg:x1="10.011cm" svg:y1="3.568cm" svg:x2="9.97cm" svg:y2="4.471cm"><text:p/></draw:line><draw:g draw:style-name="gr4"><draw:custom-shape draw:style-name="gr133" draw:text-style-name="P42" svg:width="6.887cm" svg:height="1.073cm" svg:x="6.463cm" svg:y="7.535cm"><text:p text:style-name="P41"><text:span text:style-name="T13">$retArray = json_encode</text:span></text:p><text:p text:style-name="P41"><text:span text:style-name="T13">($json, JSON_UNESCAPED_UNICODE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7" svg:width="6.887cm" svg:height="1.068cm" svg:x="6.463cm" svg:y="8.608cm"><text:p text:style-name="P41"><text:span text:style-name="T17">追加を行った引数の</text:span></text:p><text:p text:style-name="P41"><text:span text:style-name="T17">JSON</text:span><text:span text:style-name="T17">を文字列に変換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133" draw:text-style-name="P42" svg:width="6.887cm" svg:height="1.073cm" svg:x="6.463cm" svg:y="10.575cm"><text:p text:style-name="P41"><text:span text:style-name="T13">$retArray = json_encode</text:span></text:p><text:p text:style-name="P41"><text:span text:style-name="T13">($json, JSON_UNESCAPED_UNICODE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7" svg:width="6.887cm" svg:height="1.068cm" svg:x="6.463cm" svg:y="11.647cm"><text:p text:style-name="P41"><text:span text:style-name="T17">追加を行った引数の</text:span></text:p><text:p text:style-name="P41"><text:span text:style-name="T17">JSON</text:span><text:span text:style-name="T17">を文字列に変換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0" svg:x1="10.01cm" svg:y1="9.676cm" svg:x2="10.028cm" svg:y2="10.851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/>
    <style:font-face style:name="Times New Roman1" svg:font-family="'Times New Roman'"/>
    <style:font-face style:name="ＭＳ Ｐゴシック2" svg:font-family="'ＭＳ Ｐゴシック'"/>
    <style:font-face style:name="Times New Roman3" svg:font-family="'Times New Roman'" style:font-family-generic="modern"/>
    <style:font-face style:name="メイリオ2" svg:font-family="メイリオ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" svg:font-family="Arial" style:font-family-generic="swiss"/>
    <style:font-face style:name="Arial Unicode MS4" svg:font-family="'Arial Unicode MS'" style:font-family-generic="swiss"/>
    <style:font-face style:name="Times New Roman2" svg:font-family="'Times New Roman'" style:font-family-generic="swiss"/>
    <style:font-face style:name="ＭＳ Ｐゴシック3" svg:font-family="'ＭＳ Ｐゴシック'" style:font-family-generic="swiss"/>
    <style:font-face style:name="Monaco3" svg:font-family="Monaco" style:font-family-generic="modern" style:font-pitch="fixed"/>
    <style:font-face style:name="Arial Unicode MS2" svg:font-family="'Arial Unicode MS'" style:font-pitch="variable"/>
    <style:font-face style:name="Monaco1" svg:font-family="Monaco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4" svg:font-family="'ＭＳ Ｐゴシック'" style:font-adornments="標準" style:font-pitch="variable"/>
    <style:font-face style:name="ＭＳ Ｐ明朝1" svg:font-family="'ＭＳ Ｐ明朝'" style:font-pitch="variable"/>
    <style:font-face style:name="Arial Unicode MS3" svg:font-family="'Arial Unicode MS'" style:font-family-generic="modern" style:font-pitch="variable"/>
    <style:font-face style:name="Monaco2" svg:font-family="Monaco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5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ＭＳ Ｐゴシック5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4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4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4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89cm" style:type="center"/>
          <style:tab-stop style:position="20.17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cm" fo:page-height="29.704cm" style:num-format="1" style:print-orientation="portrait" fo:margin-top="2cm" fo:margin-bottom="2cm" fo:margin-left="0.706cm" fo:margin-right="0.7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5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4:58:43.475933000</meta:creation-date>
    <dc:date>2015-07-13T16:33:01.037000000</dc:date>
    <meta:editing-duration>P1DT6H14M14S</meta:editing-duration>
    <meta:editing-cycles>230</meta:editing-cycles>
    <meta:generator>LibreOffice/4.3.5.2$Windows_x86 LibreOffice_project/3a87456aaa6a95c63eea1c1b3201acedf0751bd5</meta:generator>
    <meta:document-statistic meta:table-count="0" meta:image-count="0" meta:object-count="0" meta:page-count="15" meta:paragraph-count="14" meta:word-count="36" meta:character-count="51" meta:non-whitespace-character-count="49"/>
  </office:meta>
</office:document-meta>
</file>